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1"/>
    <style:style style:name="ce3" style:family="table-cell" style:parent-style-name="Default" style:data-style-name="N61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073cm" svg:height="16.601cm" svg:x="27.644cm" svg:y="2.178cm">
            <draw:object draw:notify-on-update-of-ranges="Sheet1.B3:Sheet1.B52 Sheet1.C2:Sheet1.C2 Sheet1.C3:Sheet1.C52 Sheet1.F3:Sheet1.F52 Sheet1.H2:Sheet1.H2 Sheet1.H52:Sheet1.H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 table:number-columns-repeated="3"/>
          <table:table-cell table:style-name="Default"/>
          <table:table-cell office:value-type="string" calcext:value-type="string">
            <text:p>MILONGA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style-name="ce1" office:value-type="float" office:value="0.02" calcext:value-type="float">
            <text:p>2.00000E-02</text:p>
          </table:table-cell>
          <table:table-cell table:formula="of:=[.A3]*100" office:value-type="float" office:value="2" calcext:value-type="float">
            <text:p>2.00000E+00</text:p>
          </table:table-cell>
          <table:table-cell office:value-type="float" office:value="0.001896741" calcext:value-type="float">
            <text:p>1.89674E-03</text:p>
          </table:table-cell>
          <table:table-cell table:number-columns-repeated="2"/>
          <table:table-cell office:value-type="float" office:value="2" calcext:value-type="float">
            <text:p>2.00000E+00</text:p>
          </table:table-cell>
          <table:table-cell office:value-type="float" office:value="0.0493318" calcext:value-type="float">
            <text:p>4.93318E-02</text:p>
          </table:table-cell>
          <table:table-cell table:formula="of:=[.G3]/[.$G$54]" office:value-type="float" office:value="0.00098663588949678" calcext:value-type="float">
            <text:p>9.86636E-04</text:p>
          </table:table-cell>
          <table:table-cell/>
          <table:table-cell table:formula="of:=100*([.H3]-[.C3])/[.H3]" office:value-type="float" office:value="-92.2432601724438" calcext:value-type="float">
            <text:p>-92.2432601724438</text:p>
          </table:table-cell>
        </table:table-row>
        <table:table-row table:style-name="ro1">
          <table:table-cell table:style-name="ce1" office:value-type="float" office:value="0.06" calcext:value-type="float">
            <text:p>6.00000E-02</text:p>
          </table:table-cell>
          <table:table-cell table:formula="of:=[.A4]*100" office:value-type="float" office:value="6" calcext:value-type="float">
            <text:p>6.00000E+00</text:p>
          </table:table-cell>
          <table:table-cell office:value-type="float" office:value="0.003786284" calcext:value-type="float">
            <text:p>3.78628E-03</text:p>
          </table:table-cell>
          <table:table-cell table:number-columns-repeated="2"/>
          <table:table-cell office:value-type="float" office:value="6" calcext:value-type="float">
            <text:p>6.00000E+00</text:p>
          </table:table-cell>
          <table:table-cell office:value-type="float" office:value="0.147801" calcext:value-type="float">
            <text:p>1.47801E-01</text:p>
          </table:table-cell>
          <table:table-cell table:formula="of:=[.G4]/[.$G$54]" office:value-type="float" office:value="0.0029560196689258" calcext:value-type="float">
            <text:p>2.95602E-03</text:p>
          </table:table-cell>
          <table:table-cell/>
          <table:table-cell table:formula="of:=100*([.H4]-[.C4])/[.H4]" office:value-type="float" office:value="-28.0872397366665" calcext:value-type="float">
            <text:p>-28.0872397366665</text:p>
          </table:table-cell>
        </table:table-row>
        <table:table-row table:style-name="ro1">
          <table:table-cell table:style-name="ce1" office:value-type="float" office:value="0.1" calcext:value-type="float">
            <text:p>1.00000E-01</text:p>
          </table:table-cell>
          <table:table-cell table:formula="of:=[.A5]*100" office:value-type="float" office:value="10" calcext:value-type="float">
            <text:p>1.00000E+01</text:p>
          </table:table-cell>
          <table:table-cell office:value-type="float" office:value="0.00566146" calcext:value-type="float">
            <text:p>5.66146E-03</text:p>
          </table:table-cell>
          <table:table-cell table:number-columns-repeated="2"/>
          <table:table-cell office:value-type="float" office:value="10" calcext:value-type="float">
            <text:p>1.00000E+01</text:p>
          </table:table-cell>
          <table:table-cell office:value-type="float" office:value="0.245686" calcext:value-type="float">
            <text:p>2.45686E-01</text:p>
          </table:table-cell>
          <table:table-cell table:formula="of:=[.G5]/[.$G$54]" office:value-type="float" office:value="0.00491371944966342" calcext:value-type="float">
            <text:p>4.91372E-03</text:p>
          </table:table-cell>
          <table:table-cell/>
          <table:table-cell table:formula="of:=100*([.H5]-[.C5])/[.H5]" office:value-type="float" office:value="-15.2174042086957" calcext:value-type="float">
            <text:p>-15.2174042086957</text:p>
          </table:table-cell>
        </table:table-row>
        <table:table-row table:style-name="ro1">
          <table:table-cell table:style-name="ce1" office:value-type="float" office:value="0.14" calcext:value-type="float">
            <text:p>1.40000E-01</text:p>
          </table:table-cell>
          <table:table-cell table:formula="of:=[.A6]*100" office:value-type="float" office:value="14" calcext:value-type="float">
            <text:p>1.40000E+01</text:p>
          </table:table-cell>
          <table:table-cell office:value-type="float" office:value="0.007515153" calcext:value-type="float">
            <text:p>7.51515E-03</text:p>
          </table:table-cell>
          <table:table-cell table:number-columns-repeated="2"/>
          <table:table-cell office:value-type="float" office:value="14" calcext:value-type="float">
            <text:p>1.40000E+01</text:p>
          </table:table-cell>
          <table:table-cell office:value-type="float" office:value="0.342602" calcext:value-type="float">
            <text:p>3.42602E-01</text:p>
          </table:table-cell>
          <table:table-cell table:formula="of:=[.G6]/[.$G$54]" office:value-type="float" office:value="0.00685203923257161" calcext:value-type="float">
            <text:p>6.85204E-03</text:p>
          </table:table-cell>
          <table:table-cell/>
          <table:table-cell table:formula="of:=100*([.H6]-[.C6])/[.H6]" office:value-type="float" office:value="-9.67761194764095" calcext:value-type="float">
            <text:p>-9.67761194764095</text:p>
          </table:table-cell>
        </table:table-row>
        <table:table-row table:style-name="ro1">
          <table:table-cell table:style-name="ce1" office:value-type="float" office:value="0.18" calcext:value-type="float">
            <text:p>1.80000E-01</text:p>
          </table:table-cell>
          <table:table-cell table:formula="of:=[.A7]*100" office:value-type="float" office:value="18" calcext:value-type="float">
            <text:p>1.80000E+01</text:p>
          </table:table-cell>
          <table:table-cell office:value-type="float" office:value="0.009340331" calcext:value-type="float">
            <text:p>9.34033E-03</text:p>
          </table:table-cell>
          <table:table-cell table:number-columns-repeated="2"/>
          <table:table-cell office:value-type="float" office:value="18" calcext:value-type="float">
            <text:p>1.80000E+01</text:p>
          </table:table-cell>
          <table:table-cell office:value-type="float" office:value="0.438166" calcext:value-type="float">
            <text:p>4.38166E-01</text:p>
          </table:table-cell>
          <table:table-cell table:formula="of:=[.G7]/[.$G$54]" office:value-type="float" office:value="0.00876331901850827" calcext:value-type="float">
            <text:p>8.76332E-03</text:p>
          </table:table-cell>
          <table:table-cell/>
          <table:table-cell table:formula="of:=100*([.H7]-[.C7])/[.H7]" office:value-type="float" office:value="-6.58440004606784" calcext:value-type="float">
            <text:p>-6.58440004606784</text:p>
          </table:table-cell>
        </table:table-row>
        <table:table-row table:style-name="ro1">
          <table:table-cell table:style-name="ce1" office:value-type="float" office:value="0.22" calcext:value-type="float">
            <text:p>2.20000E-01</text:p>
          </table:table-cell>
          <table:table-cell table:formula="of:=[.A8]*100" office:value-type="float" office:value="22" calcext:value-type="float">
            <text:p>2.20000E+01</text:p>
          </table:table-cell>
          <table:table-cell office:value-type="float" office:value="0.01113007" calcext:value-type="float">
            <text:p>1.11301E-02</text:p>
          </table:table-cell>
          <table:table-cell table:number-columns-repeated="2"/>
          <table:table-cell office:value-type="float" office:value="22" calcext:value-type="float">
            <text:p>2.20000E+01</text:p>
          </table:table-cell>
          <table:table-cell office:value-type="float" office:value="0.532001" calcext:value-type="float">
            <text:p>5.32001E-01</text:p>
          </table:table-cell>
          <table:table-cell table:formula="of:=[.G8]/[.$G$54]" office:value-type="float" office:value="0.0106400188083179" calcext:value-type="float">
            <text:p>1.06400E-02</text:p>
          </table:table-cell>
          <table:table-cell/>
          <table:table-cell table:formula="of:=100*([.H8]-[.C8])/[.H8]" office:value-type="float" office:value="-4.60573614117117" calcext:value-type="float">
            <text:p>-4.60573614117117</text:p>
          </table:table-cell>
        </table:table-row>
        <table:table-row table:style-name="ro1">
          <table:table-cell table:style-name="ce1" office:value-type="float" office:value="0.26" calcext:value-type="float">
            <text:p>2.60000E-01</text:p>
          </table:table-cell>
          <table:table-cell table:formula="of:=[.A9]*100" office:value-type="float" office:value="26" calcext:value-type="float">
            <text:p>2.60000E+01</text:p>
          </table:table-cell>
          <table:table-cell office:value-type="float" office:value="0.01287757" calcext:value-type="float">
            <text:p>1.28776E-02</text:p>
          </table:table-cell>
          <table:table-cell table:number-columns-repeated="2"/>
          <table:table-cell office:value-type="float" office:value="26" calcext:value-type="float">
            <text:p>2.60000E+01</text:p>
          </table:table-cell>
          <table:table-cell office:value-type="float" office:value="0.623736" calcext:value-type="float">
            <text:p>6.23736E-01</text:p>
          </table:table-cell>
          <table:table-cell table:formula="of:=[.G9]/[.$G$54]" office:value-type="float" office:value="0.0124747186028315" calcext:value-type="float">
            <text:p>1.24747E-02</text:p>
          </table:table-cell>
          <table:table-cell/>
          <table:table-cell table:formula="of:=100*([.H9]-[.C9])/[.H9]" office:value-type="float" office:value="-3.22934256069749" calcext:value-type="float">
            <text:p>-3.22934256069749</text:p>
          </table:table-cell>
        </table:table-row>
        <table:table-row table:style-name="ro1">
          <table:table-cell table:style-name="ce1" office:value-type="float" office:value="0.3" calcext:value-type="float">
            <text:p>3.00000E-01</text:p>
          </table:table-cell>
          <table:table-cell table:formula="of:=[.A10]*100" office:value-type="float" office:value="30" calcext:value-type="float">
            <text:p>3.00000E+01</text:p>
          </table:table-cell>
          <table:table-cell office:value-type="float" office:value="0.01457621" calcext:value-type="float">
            <text:p>1.45762E-02</text:p>
          </table:table-cell>
          <table:table-cell table:number-columns-repeated="2"/>
          <table:table-cell office:value-type="float" office:value="30" calcext:value-type="float">
            <text:p>3.00000E+01</text:p>
          </table:table-cell>
          <table:table-cell office:value-type="float" office:value="0.71301" calcext:value-type="float">
            <text:p>7.13010E-01</text:p>
          </table:table-cell>
          <table:table-cell table:formula="of:=[.G10]/[.$G$54]" office:value-type="float" office:value="0.0142601984028578" calcext:value-type="float">
            <text:p>1.42602E-02</text:p>
          </table:table-cell>
          <table:table-cell/>
          <table:table-cell table:formula="of:=100*([.H10]-[.C10])/[.H10]" office:value-type="float" office:value="-2.21603927389182" calcext:value-type="float">
            <text:p>-2.21603927389182</text:p>
          </table:table-cell>
        </table:table-row>
        <table:table-row table:style-name="ro1">
          <table:table-cell table:style-name="ce1" office:value-type="float" office:value="0.34" calcext:value-type="float">
            <text:p>3.40000E-01</text:p>
          </table:table-cell>
          <table:table-cell table:formula="of:=[.A11]*100" office:value-type="float" office:value="34" calcext:value-type="float">
            <text:p>3.40000E+01</text:p>
          </table:table-cell>
          <table:table-cell office:value-type="float" office:value="0.01621955" calcext:value-type="float">
            <text:p>1.62196E-02</text:p>
          </table:table-cell>
          <table:table-cell table:number-columns-repeated="2"/>
          <table:table-cell office:value-type="float" office:value="34" calcext:value-type="float">
            <text:p>3.40000E+01</text:p>
          </table:table-cell>
          <table:table-cell office:value-type="float" office:value="0.799469" calcext:value-type="float">
            <text:p>7.99469E-01</text:p>
          </table:table-cell>
          <table:table-cell table:formula="of:=[.G11]/[.$G$54]" office:value-type="float" office:value="0.0159893782091896" calcext:value-type="float">
            <text:p>1.59894E-02</text:p>
          </table:table-cell>
          <table:table-cell/>
          <table:table-cell table:formula="of:=100*([.H11]-[.C11])/[.H11]" office:value-type="float" office:value="-1.43952934128528" calcext:value-type="float">
            <text:p>-1.43952934128528</text:p>
          </table:table-cell>
        </table:table-row>
        <table:table-row table:style-name="ro1">
          <table:table-cell table:style-name="ce1" office:value-type="float" office:value="0.38" calcext:value-type="float">
            <text:p>3.80000E-01</text:p>
          </table:table-cell>
          <table:table-cell table:formula="of:=[.A12]*100" office:value-type="float" office:value="38" calcext:value-type="float">
            <text:p>3.80000E+01</text:p>
          </table:table-cell>
          <table:table-cell office:value-type="float" office:value="0.01780135" calcext:value-type="float">
            <text:p>1.78014E-02</text:p>
          </table:table-cell>
          <table:table-cell table:number-columns-repeated="2"/>
          <table:table-cell office:value-type="float" office:value="38" calcext:value-type="float">
            <text:p>3.80000E+01</text:p>
          </table:table-cell>
          <table:table-cell office:value-type="float" office:value="0.882774" calcext:value-type="float">
            <text:p>8.82774E-01</text:p>
          </table:table-cell>
          <table:table-cell table:formula="of:=[.G12]/[.$G$54]" office:value-type="float" office:value="0.0176554780225865" calcext:value-type="float">
            <text:p>1.76555E-02</text:p>
          </table:table-cell>
          <table:table-cell/>
          <table:table-cell table:formula="of:=100*([.H12]-[.C12])/[.H12]" office:value-type="float" office:value="-0.826213695414697" calcext:value-type="float">
            <text:p>-0.826213695414697</text:p>
          </table:table-cell>
        </table:table-row>
        <table:table-row table:style-name="ro1">
          <table:table-cell table:style-name="ce1" office:value-type="float" office:value="0.42" calcext:value-type="float">
            <text:p>4.20000E-01</text:p>
          </table:table-cell>
          <table:table-cell table:formula="of:=[.A13]*100" office:value-type="float" office:value="42" calcext:value-type="float">
            <text:p>4.20000E+01</text:p>
          </table:table-cell>
          <table:table-cell office:value-type="float" office:value="0.01931561" calcext:value-type="float">
            <text:p>1.93156E-02</text:p>
          </table:table-cell>
          <table:table-cell table:number-columns-repeated="2"/>
          <table:table-cell office:value-type="float" office:value="42" calcext:value-type="float">
            <text:p>4.20000E+01</text:p>
          </table:table-cell>
          <table:table-cell office:value-type="float" office:value="0.962594" calcext:value-type="float">
            <text:p>9.62594E-01</text:p>
          </table:table-cell>
          <table:table-cell table:formula="of:=[.G13]/[.$G$54]" office:value-type="float" office:value="0.0192518778437897" calcext:value-type="float">
            <text:p>1.92519E-02</text:p>
          </table:table-cell>
          <table:table-cell/>
          <table:table-cell table:formula="of:=100*([.H13]-[.C13])/[.H13]" office:value-type="float" office:value="-0.331043842722481" calcext:value-type="float">
            <text:p>-0.331043842722481</text:p>
          </table:table-cell>
        </table:table-row>
        <table:table-row table:style-name="ro1">
          <table:table-cell table:style-name="ce1" office:value-type="float" office:value="0.46" calcext:value-type="float">
            <text:p>4.60000E-01</text:p>
          </table:table-cell>
          <table:table-cell table:formula="of:=[.A14]*100" office:value-type="float" office:value="46" calcext:value-type="float">
            <text:p>4.60000E+01</text:p>
          </table:table-cell>
          <table:table-cell office:value-type="float" office:value="0.02075659" calcext:value-type="float">
            <text:p>2.07566E-02</text:p>
          </table:table-cell>
          <table:table-cell table:number-columns-repeated="2"/>
          <table:table-cell office:value-type="float" office:value="46" calcext:value-type="float">
            <text:p>4.60000E+01</text:p>
          </table:table-cell>
          <table:table-cell office:value-type="float" office:value="1.03862" calcext:value-type="float">
            <text:p>1.03862E+00</text:p>
          </table:table-cell>
          <table:table-cell table:formula="of:=[.G14]/[.$G$54]" office:value-type="float" office:value="0.0207723976734915" calcext:value-type="float">
            <text:p>2.07724E-02</text:p>
          </table:table-cell>
          <table:table-cell/>
          <table:table-cell table:formula="of:=100*([.H14]-[.C14])/[.H14]" office:value-type="float" office:value="0.0760994168315629" calcext:value-type="float">
            <text:p>0.076099416831563</text:p>
          </table:table-cell>
        </table:table-row>
        <table:table-row table:style-name="ro1">
          <table:table-cell table:style-name="ce1" office:value-type="float" office:value="0.5" calcext:value-type="float">
            <text:p>5.00000E-01</text:p>
          </table:table-cell>
          <table:table-cell table:formula="of:=[.A15]*100" office:value-type="float" office:value="50" calcext:value-type="float">
            <text:p>5.00000E+01</text:p>
          </table:table-cell>
          <table:table-cell office:value-type="float" office:value="0.02211881" calcext:value-type="float">
            <text:p>2.21188E-02</text:p>
          </table:table-cell>
          <table:table-cell table:number-columns-repeated="2"/>
          <table:table-cell office:value-type="float" office:value="50" calcext:value-type="float">
            <text:p>5.00000E+01</text:p>
          </table:table-cell>
          <table:table-cell office:value-type="float" office:value="1.11054" calcext:value-type="float">
            <text:p>1.11054E+00</text:p>
          </table:table-cell>
          <table:table-cell table:formula="of:=[.G15]/[.$G$54]" office:value-type="float" office:value="0.0222107975123907" calcext:value-type="float">
            <text:p>2.22108E-02</text:p>
          </table:table-cell>
          <table:table-cell/>
          <table:table-cell table:formula="of:=100*([.H15]-[.C15])/[.H15]" office:value-type="float" office:value="0.414156728678308" calcext:value-type="float">
            <text:p>0.414156728678308</text:p>
          </table:table-cell>
        </table:table-row>
        <table:table-row table:style-name="ro1">
          <table:table-cell table:style-name="ce1" office:value-type="float" office:value="0.54" calcext:value-type="float">
            <text:p>5.40000E-01</text:p>
          </table:table-cell>
          <table:table-cell table:formula="of:=[.A16]*100" office:value-type="float" office:value="54" calcext:value-type="float">
            <text:p>5.40000E+01</text:p>
          </table:table-cell>
          <table:table-cell office:value-type="float" office:value="0.02339713" calcext:value-type="float">
            <text:p>2.33971E-02</text:p>
          </table:table-cell>
          <table:table-cell table:number-columns-repeated="2"/>
          <table:table-cell office:value-type="float" office:value="54" calcext:value-type="float">
            <text:p>5.40000E+01</text:p>
          </table:table-cell>
          <table:table-cell office:value-type="float" office:value="1.17808" calcext:value-type="float">
            <text:p>1.17808E+00</text:p>
          </table:table-cell>
          <table:table-cell table:formula="of:=[.G16]/[.$G$54]" office:value-type="float" office:value="0.0235615973611011" calcext:value-type="float">
            <text:p>2.35616E-02</text:p>
          </table:table-cell>
          <table:table-cell/>
          <table:table-cell table:formula="of:=100*([.H16]-[.C16])/[.H16]" office:value-type="float" office:value="0.698031455934384" calcext:value-type="float">
            <text:p>0.698031455934384</text:p>
          </table:table-cell>
        </table:table-row>
        <table:table-row table:style-name="ro1">
          <table:table-cell table:style-name="ce1" office:value-type="float" office:value="0.58" calcext:value-type="float">
            <text:p>5.80000E-01</text:p>
          </table:table-cell>
          <table:table-cell table:formula="of:=[.A17]*100" office:value-type="float" office:value="58" calcext:value-type="float">
            <text:p>5.80000E+01</text:p>
          </table:table-cell>
          <table:table-cell office:value-type="float" office:value="0.02458669" calcext:value-type="float">
            <text:p>2.45867E-02</text:p>
          </table:table-cell>
          <table:table-cell table:number-columns-repeated="2"/>
          <table:table-cell office:value-type="float" office:value="58" calcext:value-type="float">
            <text:p>5.80000E+01</text:p>
          </table:table-cell>
          <table:table-cell office:value-type="float" office:value="1.24097" calcext:value-type="float">
            <text:p>1.24097E+00</text:p>
          </table:table-cell>
          <table:table-cell table:formula="of:=[.G17]/[.$G$54]" office:value-type="float" office:value="0.0248193972202275" calcext:value-type="float">
            <text:p>2.48194E-02</text:p>
          </table:table-cell>
          <table:table-cell/>
          <table:table-cell table:formula="of:=100*([.H17]-[.C17])/[.H17]" office:value-type="float" office:value="0.937602223626345" calcext:value-type="float">
            <text:p>0.937602223626345</text:p>
          </table:table-cell>
        </table:table-row>
        <table:table-row table:style-name="ro1">
          <table:table-cell table:style-name="ce1" office:value-type="float" office:value="0.62" calcext:value-type="float">
            <text:p>6.20000E-01</text:p>
          </table:table-cell>
          <table:table-cell table:formula="of:=[.A18]*100" office:value-type="float" office:value="62" calcext:value-type="float">
            <text:p>6.20000E+01</text:p>
          </table:table-cell>
          <table:table-cell office:value-type="float" office:value="0.02568298" calcext:value-type="float">
            <text:p>2.56830E-02</text:p>
          </table:table-cell>
          <table:table-cell table:number-columns-repeated="2"/>
          <table:table-cell office:value-type="float" office:value="62" calcext:value-type="float">
            <text:p>6.20000E+01</text:p>
          </table:table-cell>
          <table:table-cell office:value-type="float" office:value="1.29896" calcext:value-type="float">
            <text:p>1.29896E+00</text:p>
          </table:table-cell>
          <table:table-cell table:formula="of:=[.G18]/[.$G$54]" office:value-type="float" office:value="0.0259791970903299" calcext:value-type="float">
            <text:p>2.59792E-02</text:p>
          </table:table-cell>
          <table:table-cell/>
          <table:table-cell table:formula="of:=100*([.H18]-[.C18])/[.H18]" office:value-type="float" office:value="1.14020879590688" calcext:value-type="float">
            <text:p>1.14020879590688</text:p>
          </table:table-cell>
        </table:table-row>
        <table:table-row table:style-name="ro1">
          <table:table-cell table:style-name="ce1" office:value-type="float" office:value="0.66" calcext:value-type="float">
            <text:p>6.60000E-01</text:p>
          </table:table-cell>
          <table:table-cell table:formula="of:=[.A19]*100" office:value-type="float" office:value="66" calcext:value-type="float">
            <text:p>6.60000E+01</text:p>
          </table:table-cell>
          <table:table-cell office:value-type="float" office:value="0.02668184" calcext:value-type="float">
            <text:p>2.66818E-02</text:p>
          </table:table-cell>
          <table:table-cell table:number-columns-repeated="2"/>
          <table:table-cell office:value-type="float" office:value="66" calcext:value-type="float">
            <text:p>6.60000E+01</text:p>
          </table:table-cell>
          <table:table-cell office:value-type="float" office:value="1.35183" calcext:value-type="float">
            <text:p>1.35183E+00</text:p>
          </table:table-cell>
          <table:table-cell table:formula="of:=[.G19]/[.$G$54]" office:value-type="float" office:value="0.0270365969719011" calcext:value-type="float">
            <text:p>2.70366E-02</text:p>
          </table:table-cell>
          <table:table-cell/>
          <table:table-cell table:formula="of:=100*([.H19]-[.C19])/[.H19]" office:value-type="float" office:value="1.31213618440898" calcext:value-type="float">
            <text:p>1.31213618440898</text:p>
          </table:table-cell>
        </table:table-row>
        <table:table-row table:style-name="ro1">
          <table:table-cell table:style-name="ce1" office:value-type="float" office:value="0.7" calcext:value-type="float">
            <text:p>7.00000E-01</text:p>
          </table:table-cell>
          <table:table-cell table:formula="of:=[.A20]*100" office:value-type="float" office:value="70" calcext:value-type="float">
            <text:p>7.00000E+01</text:p>
          </table:table-cell>
          <table:table-cell office:value-type="float" office:value="0.02757948" calcext:value-type="float">
            <text:p>2.75795E-02</text:p>
          </table:table-cell>
          <table:table-cell table:number-columns-repeated="2"/>
          <table:table-cell office:value-type="float" office:value="70" calcext:value-type="float">
            <text:p>7.00000E+01</text:p>
          </table:table-cell>
          <table:table-cell office:value-type="float" office:value="1.39936" calcext:value-type="float">
            <text:p>1.39936E+00</text:p>
          </table:table-cell>
          <table:table-cell table:formula="of:=[.G20]/[.$G$54]" office:value-type="float" office:value="0.027987196865434" calcext:value-type="float">
            <text:p>2.79872E-02</text:p>
          </table:table-cell>
          <table:table-cell/>
          <table:table-cell table:formula="of:=100*([.H20]-[.C20])/[.H20]" office:value-type="float" office:value="1.45679779005489" calcext:value-type="float">
            <text:p>1.45679779005489</text:p>
          </table:table-cell>
        </table:table-row>
        <table:table-row table:style-name="ro1">
          <table:table-cell table:style-name="ce1" office:value-type="float" office:value="0.74" calcext:value-type="float">
            <text:p>7.40000E-01</text:p>
          </table:table-cell>
          <table:table-cell table:formula="of:=[.A21]*100" office:value-type="float" office:value="74" calcext:value-type="float">
            <text:p>7.40000E+01</text:p>
          </table:table-cell>
          <table:table-cell office:value-type="float" office:value="0.02837251" calcext:value-type="float">
            <text:p>2.83725E-02</text:p>
          </table:table-cell>
          <table:table-cell table:number-columns-repeated="2"/>
          <table:table-cell office:value-type="float" office:value="74" calcext:value-type="float">
            <text:p>7.40000E+01</text:p>
          </table:table-cell>
          <table:table-cell office:value-type="float" office:value="1.44137" calcext:value-type="float">
            <text:p>1.44137E+00</text:p>
          </table:table-cell>
          <table:table-cell table:formula="of:=[.G21]/[.$G$54]" office:value-type="float" office:value="0.0288273967713316" calcext:value-type="float">
            <text:p>2.88274E-02</text:p>
          </table:table-cell>
          <table:table-cell/>
          <table:table-cell table:formula="of:=100*([.H21]-[.C21])/[.H21]" office:value-type="float" office:value="1.577966872763" calcext:value-type="float">
            <text:p>1.577966872763</text:p>
          </table:table-cell>
        </table:table-row>
        <table:table-row table:style-name="ro1">
          <table:table-cell table:style-name="ce1" office:value-type="float" office:value="0.78" calcext:value-type="float">
            <text:p>7.80000E-01</text:p>
          </table:table-cell>
          <table:table-cell table:formula="of:=[.A22]*100" office:value-type="float" office:value="78" calcext:value-type="float">
            <text:p>7.80000E+01</text:p>
          </table:table-cell>
          <table:table-cell office:value-type="float" office:value="0.02905792" calcext:value-type="float">
            <text:p>2.90579E-02</text:p>
          </table:table-cell>
          <table:table-cell table:number-columns-repeated="2"/>
          <table:table-cell office:value-type="float" office:value="78" calcext:value-type="float">
            <text:p>7.80000E+01</text:p>
          </table:table-cell>
          <table:table-cell office:value-type="float" office:value="1.47769" calcext:value-type="float">
            <text:p>1.47769E+00</text:p>
          </table:table-cell>
          <table:table-cell table:formula="of:=[.G22]/[.$G$54]" office:value-type="float" office:value="0.0295537966899748" calcext:value-type="float">
            <text:p>2.95538E-02</text:p>
          </table:table-cell>
          <table:table-cell/>
          <table:table-cell table:formula="of:=100*([.H22]-[.C22])/[.H22]" office:value-type="float" office:value="1.67787812569943" calcext:value-type="float">
            <text:p>1.67787812569943</text:p>
          </table:table-cell>
        </table:table-row>
        <table:table-row table:style-name="ro1">
          <table:table-cell table:style-name="ce1" office:value-type="float" office:value="0.82" calcext:value-type="float">
            <text:p>8.20000E-01</text:p>
          </table:table-cell>
          <table:table-cell table:formula="of:=[.A23]*100" office:value-type="float" office:value="82" calcext:value-type="float">
            <text:p>8.20000E+01</text:p>
          </table:table-cell>
          <table:table-cell office:value-type="float" office:value="0.02963311" calcext:value-type="float">
            <text:p>2.96331E-02</text:p>
          </table:table-cell>
          <table:table-cell table:number-columns-repeated="2"/>
          <table:table-cell office:value-type="float" office:value="82" calcext:value-type="float">
            <text:p>8.20000E+01</text:p>
          </table:table-cell>
          <table:table-cell office:value-type="float" office:value="1.50818" calcext:value-type="float">
            <text:p>1.50818E+00</text:p>
          </table:table-cell>
          <table:table-cell table:formula="of:=[.G23]/[.$G$54]" office:value-type="float" office:value="0.0301635966216772" calcext:value-type="float">
            <text:p>3.01636E-02</text:p>
          </table:table-cell>
          <table:table-cell/>
          <table:table-cell table:formula="of:=100*([.H23]-[.C23])/[.H23]" office:value-type="float" office:value="1.7586981696206" calcext:value-type="float">
            <text:p>1.7586981696206</text:p>
          </table:table-cell>
        </table:table-row>
        <table:table-row table:style-name="ro1">
          <table:table-cell table:style-name="ce1" office:value-type="float" office:value="0.86" calcext:value-type="float">
            <text:p>8.60000E-01</text:p>
          </table:table-cell>
          <table:table-cell table:formula="of:=[.A24]*100" office:value-type="float" office:value="86" calcext:value-type="float">
            <text:p>8.60000E+01</text:p>
          </table:table-cell>
          <table:table-cell office:value-type="float" office:value="0.0300959" calcext:value-type="float">
            <text:p>3.00959E-02</text:p>
          </table:table-cell>
          <table:table-cell table:number-columns-repeated="2"/>
          <table:table-cell office:value-type="float" office:value="86" calcext:value-type="float">
            <text:p>8.60000E+01</text:p>
          </table:table-cell>
          <table:table-cell office:value-type="float" office:value="1.53271" calcext:value-type="float">
            <text:p>1.53271E+00</text:p>
          </table:table-cell>
          <table:table-cell table:formula="of:=[.G24]/[.$G$54]" office:value-type="float" office:value="0.03065419656673" calcext:value-type="float">
            <text:p>3.06542E-02</text:p>
          </table:table-cell>
          <table:table-cell/>
          <table:table-cell table:formula="of:=100*([.H24]-[.C24])/[.H24]" office:value-type="float" office:value="1.82127287373085" calcext:value-type="float">
            <text:p>1.82127287373085</text:p>
          </table:table-cell>
        </table:table-row>
        <table:table-row table:style-name="ro1">
          <table:table-cell table:style-name="ce1" office:value-type="float" office:value="0.9" calcext:value-type="float">
            <text:p>9.00000E-01</text:p>
          </table:table-cell>
          <table:table-cell table:formula="of:=[.A25]*100" office:value-type="float" office:value="90" calcext:value-type="float">
            <text:p>9.00000E+01</text:p>
          </table:table-cell>
          <table:table-cell office:value-type="float" office:value="0.03044453" calcext:value-type="float">
            <text:p>3.04445E-02</text:p>
          </table:table-cell>
          <table:table-cell table:number-columns-repeated="2"/>
          <table:table-cell office:value-type="float" office:value="90" calcext:value-type="float">
            <text:p>9.00000E+01</text:p>
          </table:table-cell>
          <table:table-cell office:value-type="float" office:value="1.5512" calcext:value-type="float">
            <text:p>1.55120E+00</text:p>
          </table:table-cell>
          <table:table-cell table:formula="of:=[.G25]/[.$G$54]" office:value-type="float" office:value="0.0310239965253124" calcext:value-type="float">
            <text:p>3.10240E-02</text:p>
          </table:table-cell>
          <table:table-cell/>
          <table:table-cell table:formula="of:=100*([.H25]-[.C25])/[.H25]" office:value-type="float" office:value="1.86780102569831" calcext:value-type="float">
            <text:p>1.86780102569831</text:p>
          </table:table-cell>
        </table:table-row>
        <table:table-row table:style-name="ro1">
          <table:table-cell table:style-name="ce1" office:value-type="float" office:value="0.94" calcext:value-type="float">
            <text:p>9.40000E-01</text:p>
          </table:table-cell>
          <table:table-cell table:formula="of:=[.A26]*100" office:value-type="float" office:value="94" calcext:value-type="float">
            <text:p>9.40000E+01</text:p>
          </table:table-cell>
          <table:table-cell office:value-type="float" office:value="0.03067769" calcext:value-type="float">
            <text:p>3.06777E-02</text:p>
          </table:table-cell>
          <table:table-cell table:number-columns-repeated="2"/>
          <table:table-cell office:value-type="float" office:value="94" calcext:value-type="float">
            <text:p>9.40000E+01</text:p>
          </table:table-cell>
          <table:table-cell office:value-type="float" office:value="1.56357" calcext:value-type="float">
            <text:p>1.56357E+00</text:p>
          </table:table-cell>
          <table:table-cell table:formula="of:=[.G26]/[.$G$54]" office:value-type="float" office:value="0.0312713964976036" calcext:value-type="float">
            <text:p>3.12714E-02</text:p>
          </table:table-cell>
          <table:table-cell/>
          <table:table-cell table:formula="of:=100*([.H26]-[.C26])/[.H26]" office:value-type="float" office:value="1.89856087063169" calcext:value-type="float">
            <text:p>1.89856087063169</text:p>
          </table:table-cell>
        </table:table-row>
        <table:table-row table:style-name="ro1">
          <table:table-cell table:style-name="ce1" office:value-type="float" office:value="0.98" calcext:value-type="float">
            <text:p>9.80000E-01</text:p>
          </table:table-cell>
          <table:table-cell table:formula="of:=[.A27]*100" office:value-type="float" office:value="98" calcext:value-type="float">
            <text:p>9.80000E+01</text:p>
          </table:table-cell>
          <table:table-cell office:value-type="float" office:value="0.03079449" calcext:value-type="float">
            <text:p>3.07945E-02</text:p>
          </table:table-cell>
          <table:table-cell table:number-columns-repeated="2"/>
          <table:table-cell office:value-type="float" office:value="98" calcext:value-type="float">
            <text:p>9.80000E+01</text:p>
          </table:table-cell>
          <table:table-cell office:value-type="float" office:value="1.56976" calcext:value-type="float">
            <text:p>1.56976E+00</text:p>
          </table:table-cell>
          <table:table-cell table:formula="of:=[.G27]/[.$G$54]" office:value-type="float" office:value="0.031395196483738" calcext:value-type="float">
            <text:p>3.13952E-02</text:p>
          </table:table-cell>
          <table:table-cell/>
          <table:table-cell table:formula="of:=100*([.H27]-[.C27])/[.H27]" office:value-type="float" office:value="1.91337067773774" calcext:value-type="float">
            <text:p>1.91337067773774</text:p>
          </table:table-cell>
        </table:table-row>
        <table:table-row table:style-name="ro1">
          <table:table-cell table:style-name="ce1" office:value-type="float" office:value="1.02" calcext:value-type="float">
            <text:p>1.02000E+00</text:p>
          </table:table-cell>
          <table:table-cell table:formula="of:=[.A28]*100" office:value-type="float" office:value="102" calcext:value-type="float">
            <text:p>1.02000E+02</text:p>
          </table:table-cell>
          <table:table-cell office:value-type="float" office:value="0.03079449" calcext:value-type="float">
            <text:p>3.07945E-02</text:p>
          </table:table-cell>
          <table:table-cell table:number-columns-repeated="2"/>
          <table:table-cell office:value-type="float" office:value="102" calcext:value-type="float">
            <text:p>1.02000E+02</text:p>
          </table:table-cell>
          <table:table-cell office:value-type="float" office:value="1.56976" calcext:value-type="float">
            <text:p>1.56976E+00</text:p>
          </table:table-cell>
          <table:table-cell table:formula="of:=[.G28]/[.$G$54]" office:value-type="float" office:value="0.031395196483738" calcext:value-type="float">
            <text:p>3.13952E-02</text:p>
          </table:table-cell>
          <table:table-cell/>
          <table:table-cell table:formula="of:=100*([.H28]-[.C28])/[.H28]" office:value-type="float" office:value="1.91337067773774" calcext:value-type="float">
            <text:p>1.91337067773774</text:p>
          </table:table-cell>
        </table:table-row>
        <table:table-row table:style-name="ro1">
          <table:table-cell table:style-name="ce1" office:value-type="float" office:value="1.06" calcext:value-type="float">
            <text:p>1.06000E+00</text:p>
          </table:table-cell>
          <table:table-cell table:formula="of:=[.A29]*100" office:value-type="float" office:value="106" calcext:value-type="float">
            <text:p>1.06000E+02</text:p>
          </table:table-cell>
          <table:table-cell office:value-type="float" office:value="0.03067769" calcext:value-type="float">
            <text:p>3.06777E-02</text:p>
          </table:table-cell>
          <table:table-cell table:number-columns-repeated="2"/>
          <table:table-cell office:value-type="float" office:value="106" calcext:value-type="float">
            <text:p>1.06000E+02</text:p>
          </table:table-cell>
          <table:table-cell office:value-type="float" office:value="1.56357" calcext:value-type="float">
            <text:p>1.56357E+00</text:p>
          </table:table-cell>
          <table:table-cell table:formula="of:=[.G29]/[.$G$54]" office:value-type="float" office:value="0.0312713964976036" calcext:value-type="float">
            <text:p>3.12714E-02</text:p>
          </table:table-cell>
          <table:table-cell/>
          <table:table-cell table:formula="of:=100*([.H29]-[.C29])/[.H29]" office:value-type="float" office:value="1.89856087063169" calcext:value-type="float">
            <text:p>1.89856087063169</text:p>
          </table:table-cell>
        </table:table-row>
        <table:table-row table:style-name="ro1">
          <table:table-cell table:style-name="ce1" office:value-type="float" office:value="1.1" calcext:value-type="float">
            <text:p>1.10000E+00</text:p>
          </table:table-cell>
          <table:table-cell table:formula="of:=[.A30]*100" office:value-type="float" office:value="110" calcext:value-type="float">
            <text:p>1.10000E+02</text:p>
          </table:table-cell>
          <table:table-cell office:value-type="float" office:value="0.03044453" calcext:value-type="float">
            <text:p>3.04445E-02</text:p>
          </table:table-cell>
          <table:table-cell table:number-columns-repeated="2"/>
          <table:table-cell office:value-type="float" office:value="110" calcext:value-type="float">
            <text:p>1.10000E+02</text:p>
          </table:table-cell>
          <table:table-cell office:value-type="float" office:value="1.5512" calcext:value-type="float">
            <text:p>1.55120E+00</text:p>
          </table:table-cell>
          <table:table-cell table:formula="of:=[.G30]/[.$G$54]" office:value-type="float" office:value="0.0310239965253124" calcext:value-type="float">
            <text:p>3.10240E-02</text:p>
          </table:table-cell>
          <table:table-cell/>
          <table:table-cell table:formula="of:=100*([.H30]-[.C30])/[.H30]" office:value-type="float" office:value="1.86780102569831" calcext:value-type="float">
            <text:p>1.86780102569831</text:p>
          </table:table-cell>
        </table:table-row>
        <table:table-row table:style-name="ro1">
          <table:table-cell table:style-name="ce1" office:value-type="float" office:value="1.14" calcext:value-type="float">
            <text:p>1.14000E+00</text:p>
          </table:table-cell>
          <table:table-cell table:formula="of:=[.A31]*100" office:value-type="float" office:value="114" calcext:value-type="float">
            <text:p>1.14000E+02</text:p>
          </table:table-cell>
          <table:table-cell office:value-type="float" office:value="0.0300959" calcext:value-type="float">
            <text:p>3.00959E-02</text:p>
          </table:table-cell>
          <table:table-cell table:number-columns-repeated="2"/>
          <table:table-cell office:value-type="float" office:value="114" calcext:value-type="float">
            <text:p>1.14000E+02</text:p>
          </table:table-cell>
          <table:table-cell office:value-type="float" office:value="1.53271" calcext:value-type="float">
            <text:p>1.53271E+00</text:p>
          </table:table-cell>
          <table:table-cell table:formula="of:=[.G31]/[.$G$54]" office:value-type="float" office:value="0.03065419656673" calcext:value-type="float">
            <text:p>3.06542E-02</text:p>
          </table:table-cell>
          <table:table-cell/>
          <table:table-cell table:formula="of:=100*([.H31]-[.C31])/[.H31]" office:value-type="float" office:value="1.82127287373085" calcext:value-type="float">
            <text:p>1.82127287373085</text:p>
          </table:table-cell>
        </table:table-row>
        <table:table-row table:style-name="ro1">
          <table:table-cell table:style-name="ce1" office:value-type="float" office:value="1.18" calcext:value-type="float">
            <text:p>1.18000E+00</text:p>
          </table:table-cell>
          <table:table-cell table:formula="of:=[.A32]*100" office:value-type="float" office:value="118" calcext:value-type="float">
            <text:p>1.18000E+02</text:p>
          </table:table-cell>
          <table:table-cell office:value-type="float" office:value="0.02963311" calcext:value-type="float">
            <text:p>2.96331E-02</text:p>
          </table:table-cell>
          <table:table-cell table:number-columns-repeated="2"/>
          <table:table-cell office:value-type="float" office:value="118" calcext:value-type="float">
            <text:p>1.18000E+02</text:p>
          </table:table-cell>
          <table:table-cell office:value-type="float" office:value="1.50818" calcext:value-type="float">
            <text:p>1.50818E+00</text:p>
          </table:table-cell>
          <table:table-cell table:formula="of:=[.G32]/[.$G$54]" office:value-type="float" office:value="0.0301635966216772" calcext:value-type="float">
            <text:p>3.01636E-02</text:p>
          </table:table-cell>
          <table:table-cell/>
          <table:table-cell table:formula="of:=100*([.H32]-[.C32])/[.H32]" office:value-type="float" office:value="1.7586981696206" calcext:value-type="float">
            <text:p>1.7586981696206</text:p>
          </table:table-cell>
        </table:table-row>
        <table:table-row table:style-name="ro1">
          <table:table-cell table:style-name="ce1" office:value-type="float" office:value="1.22" calcext:value-type="float">
            <text:p>1.22000E+00</text:p>
          </table:table-cell>
          <table:table-cell table:formula="of:=[.A33]*100" office:value-type="float" office:value="122" calcext:value-type="float">
            <text:p>1.22000E+02</text:p>
          </table:table-cell>
          <table:table-cell office:value-type="float" office:value="0.02905792" calcext:value-type="float">
            <text:p>2.90579E-02</text:p>
          </table:table-cell>
          <table:table-cell table:number-columns-repeated="2"/>
          <table:table-cell office:value-type="float" office:value="122" calcext:value-type="float">
            <text:p>1.22000E+02</text:p>
          </table:table-cell>
          <table:table-cell office:value-type="float" office:value="1.47769" calcext:value-type="float">
            <text:p>1.47769E+00</text:p>
          </table:table-cell>
          <table:table-cell table:formula="of:=[.G33]/[.$G$54]" office:value-type="float" office:value="0.0295537966899748" calcext:value-type="float">
            <text:p>2.95538E-02</text:p>
          </table:table-cell>
          <table:table-cell/>
          <table:table-cell table:formula="of:=100*([.H33]-[.C33])/[.H33]" office:value-type="float" office:value="1.67787812569943" calcext:value-type="float">
            <text:p>1.67787812569943</text:p>
          </table:table-cell>
        </table:table-row>
        <table:table-row table:style-name="ro1">
          <table:table-cell table:style-name="ce1" office:value-type="float" office:value="1.26" calcext:value-type="float">
            <text:p>1.26000E+00</text:p>
          </table:table-cell>
          <table:table-cell table:formula="of:=[.A34]*100" office:value-type="float" office:value="126" calcext:value-type="float">
            <text:p>1.26000E+02</text:p>
          </table:table-cell>
          <table:table-cell office:value-type="float" office:value="0.02837251" calcext:value-type="float">
            <text:p>2.83725E-02</text:p>
          </table:table-cell>
          <table:table-cell table:number-columns-repeated="2"/>
          <table:table-cell office:value-type="float" office:value="126" calcext:value-type="float">
            <text:p>1.26000E+02</text:p>
          </table:table-cell>
          <table:table-cell office:value-type="float" office:value="1.44137" calcext:value-type="float">
            <text:p>1.44137E+00</text:p>
          </table:table-cell>
          <table:table-cell table:formula="of:=[.G34]/[.$G$54]" office:value-type="float" office:value="0.0288273967713316" calcext:value-type="float">
            <text:p>2.88274E-02</text:p>
          </table:table-cell>
          <table:table-cell/>
          <table:table-cell table:formula="of:=100*([.H34]-[.C34])/[.H34]" office:value-type="float" office:value="1.577966872763" calcext:value-type="float">
            <text:p>1.577966872763</text:p>
          </table:table-cell>
        </table:table-row>
        <table:table-row table:style-name="ro1">
          <table:table-cell table:style-name="ce1" office:value-type="float" office:value="1.3" calcext:value-type="float">
            <text:p>1.30000E+00</text:p>
          </table:table-cell>
          <table:table-cell table:formula="of:=[.A35]*100" office:value-type="float" office:value="130" calcext:value-type="float">
            <text:p>1.30000E+02</text:p>
          </table:table-cell>
          <table:table-cell office:value-type="float" office:value="0.02757948" calcext:value-type="float">
            <text:p>2.75795E-02</text:p>
          </table:table-cell>
          <table:table-cell table:number-columns-repeated="2"/>
          <table:table-cell office:value-type="float" office:value="130" calcext:value-type="float">
            <text:p>1.30000E+02</text:p>
          </table:table-cell>
          <table:table-cell office:value-type="float" office:value="1.39936" calcext:value-type="float">
            <text:p>1.39936E+00</text:p>
          </table:table-cell>
          <table:table-cell table:formula="of:=[.G35]/[.$G$54]" office:value-type="float" office:value="0.027987196865434" calcext:value-type="float">
            <text:p>2.79872E-02</text:p>
          </table:table-cell>
          <table:table-cell/>
          <table:table-cell table:formula="of:=100*([.H35]-[.C35])/[.H35]" office:value-type="float" office:value="1.45679779005489" calcext:value-type="float">
            <text:p>1.45679779005489</text:p>
          </table:table-cell>
        </table:table-row>
        <table:table-row table:style-name="ro1">
          <table:table-cell table:style-name="ce1" office:value-type="float" office:value="1.34" calcext:value-type="float">
            <text:p>1.34000E+00</text:p>
          </table:table-cell>
          <table:table-cell table:formula="of:=[.A36]*100" office:value-type="float" office:value="134" calcext:value-type="float">
            <text:p>1.34000E+02</text:p>
          </table:table-cell>
          <table:table-cell office:value-type="float" office:value="0.02668184" calcext:value-type="float">
            <text:p>2.66818E-02</text:p>
          </table:table-cell>
          <table:table-cell table:number-columns-repeated="2"/>
          <table:table-cell office:value-type="float" office:value="134" calcext:value-type="float">
            <text:p>1.34000E+02</text:p>
          </table:table-cell>
          <table:table-cell office:value-type="float" office:value="1.35183" calcext:value-type="float">
            <text:p>1.35183E+00</text:p>
          </table:table-cell>
          <table:table-cell table:formula="of:=[.G36]/[.$G$54]" office:value-type="float" office:value="0.0270365969719011" calcext:value-type="float">
            <text:p>2.70366E-02</text:p>
          </table:table-cell>
          <table:table-cell/>
          <table:table-cell table:formula="of:=100*([.H36]-[.C36])/[.H36]" office:value-type="float" office:value="1.31213618440898" calcext:value-type="float">
            <text:p>1.31213618440898</text:p>
          </table:table-cell>
        </table:table-row>
        <table:table-row table:style-name="ro1">
          <table:table-cell table:style-name="ce1" office:value-type="float" office:value="1.38" calcext:value-type="float">
            <text:p>1.38000E+00</text:p>
          </table:table-cell>
          <table:table-cell table:formula="of:=[.A37]*100" office:value-type="float" office:value="138" calcext:value-type="float">
            <text:p>1.38000E+02</text:p>
          </table:table-cell>
          <table:table-cell office:value-type="float" office:value="0.02568298" calcext:value-type="float">
            <text:p>2.56830E-02</text:p>
          </table:table-cell>
          <table:table-cell table:number-columns-repeated="2"/>
          <table:table-cell office:value-type="float" office:value="138" calcext:value-type="float">
            <text:p>1.38000E+02</text:p>
          </table:table-cell>
          <table:table-cell office:value-type="float" office:value="1.29896" calcext:value-type="float">
            <text:p>1.29896E+00</text:p>
          </table:table-cell>
          <table:table-cell table:formula="of:=[.G37]/[.$G$54]" office:value-type="float" office:value="0.0259791970903299" calcext:value-type="float">
            <text:p>2.59792E-02</text:p>
          </table:table-cell>
          <table:table-cell/>
          <table:table-cell table:formula="of:=100*([.H37]-[.C37])/[.H37]" office:value-type="float" office:value="1.14020879590688" calcext:value-type="float">
            <text:p>1.14020879590688</text:p>
          </table:table-cell>
        </table:table-row>
        <table:table-row table:style-name="ro1">
          <table:table-cell table:style-name="ce1" office:value-type="float" office:value="1.42" calcext:value-type="float">
            <text:p>1.42000E+00</text:p>
          </table:table-cell>
          <table:table-cell table:formula="of:=[.A38]*100" office:value-type="float" office:value="142" calcext:value-type="float">
            <text:p>1.42000E+02</text:p>
          </table:table-cell>
          <table:table-cell office:value-type="float" office:value="0.02458669" calcext:value-type="float">
            <text:p>2.45867E-02</text:p>
          </table:table-cell>
          <table:table-cell table:number-columns-repeated="2"/>
          <table:table-cell office:value-type="float" office:value="142" calcext:value-type="float">
            <text:p>1.42000E+02</text:p>
          </table:table-cell>
          <table:table-cell office:value-type="float" office:value="1.24097" calcext:value-type="float">
            <text:p>1.24097E+00</text:p>
          </table:table-cell>
          <table:table-cell table:formula="of:=[.G38]/[.$G$54]" office:value-type="float" office:value="0.0248193972202275" calcext:value-type="float">
            <text:p>2.48194E-02</text:p>
          </table:table-cell>
          <table:table-cell/>
          <table:table-cell table:formula="of:=100*([.H38]-[.C38])/[.H38]" office:value-type="float" office:value="0.937602223626345" calcext:value-type="float">
            <text:p>0.937602223626345</text:p>
          </table:table-cell>
        </table:table-row>
        <table:table-row table:style-name="ro1">
          <table:table-cell table:style-name="ce1" office:value-type="float" office:value="1.46" calcext:value-type="float">
            <text:p>1.46000E+00</text:p>
          </table:table-cell>
          <table:table-cell table:formula="of:=[.A39]*100" office:value-type="float" office:value="146" calcext:value-type="float">
            <text:p>1.46000E+02</text:p>
          </table:table-cell>
          <table:table-cell office:value-type="float" office:value="0.02339713" calcext:value-type="float">
            <text:p>2.33971E-02</text:p>
          </table:table-cell>
          <table:table-cell table:number-columns-repeated="2"/>
          <table:table-cell office:value-type="float" office:value="146" calcext:value-type="float">
            <text:p>1.46000E+02</text:p>
          </table:table-cell>
          <table:table-cell office:value-type="float" office:value="1.17808" calcext:value-type="float">
            <text:p>1.17808E+00</text:p>
          </table:table-cell>
          <table:table-cell table:formula="of:=[.G39]/[.$G$54]" office:value-type="float" office:value="0.0235615973611011" calcext:value-type="float">
            <text:p>2.35616E-02</text:p>
          </table:table-cell>
          <table:table-cell/>
          <table:table-cell table:formula="of:=100*([.H39]-[.C39])/[.H39]" office:value-type="float" office:value="0.698031455934384" calcext:value-type="float">
            <text:p>0.698031455934384</text:p>
          </table:table-cell>
        </table:table-row>
        <table:table-row table:style-name="ro1">
          <table:table-cell table:style-name="ce1" office:value-type="float" office:value="1.5" calcext:value-type="float">
            <text:p>1.50000E+00</text:p>
          </table:table-cell>
          <table:table-cell table:formula="of:=[.A40]*100" office:value-type="float" office:value="150" calcext:value-type="float">
            <text:p>1.50000E+02</text:p>
          </table:table-cell>
          <table:table-cell office:value-type="float" office:value="0.02211881" calcext:value-type="float">
            <text:p>2.21188E-02</text:p>
          </table:table-cell>
          <table:table-cell table:number-columns-repeated="2"/>
          <table:table-cell office:value-type="float" office:value="150" calcext:value-type="float">
            <text:p>1.50000E+02</text:p>
          </table:table-cell>
          <table:table-cell office:value-type="float" office:value="1.11054" calcext:value-type="float">
            <text:p>1.11054E+00</text:p>
          </table:table-cell>
          <table:table-cell table:formula="of:=[.G40]/[.$G$54]" office:value-type="float" office:value="0.0222107975123907" calcext:value-type="float">
            <text:p>2.22108E-02</text:p>
          </table:table-cell>
          <table:table-cell/>
          <table:table-cell table:formula="of:=100*([.H40]-[.C40])/[.H40]" office:value-type="float" office:value="0.414156728678308" calcext:value-type="float">
            <text:p>0.414156728678308</text:p>
          </table:table-cell>
        </table:table-row>
        <table:table-row table:style-name="ro1">
          <table:table-cell table:style-name="ce1" office:value-type="float" office:value="1.54" calcext:value-type="float">
            <text:p>1.54000E+00</text:p>
          </table:table-cell>
          <table:table-cell table:formula="of:=[.A41]*100" office:value-type="float" office:value="154" calcext:value-type="float">
            <text:p>1.54000E+02</text:p>
          </table:table-cell>
          <table:table-cell office:value-type="float" office:value="0.02075659" calcext:value-type="float">
            <text:p>2.07566E-02</text:p>
          </table:table-cell>
          <table:table-cell table:number-columns-repeated="2"/>
          <table:table-cell office:value-type="float" office:value="154" calcext:value-type="float">
            <text:p>1.54000E+02</text:p>
          </table:table-cell>
          <table:table-cell office:value-type="float" office:value="1.03861" calcext:value-type="float">
            <text:p>1.03861E+00</text:p>
          </table:table-cell>
          <table:table-cell table:formula="of:=[.G41]/[.$G$54]" office:value-type="float" office:value="0.0207721976735139" calcext:value-type="float">
            <text:p>2.07722E-02</text:p>
          </table:table-cell>
          <table:table-cell/>
          <table:table-cell table:formula="of:=100*([.H41]-[.C41])/[.H41]" office:value-type="float" office:value="0.075137324221409" calcext:value-type="float">
            <text:p>0.075137324221409</text:p>
          </table:table-cell>
        </table:table-row>
        <table:table-row table:style-name="ro1">
          <table:table-cell table:style-name="ce1" office:value-type="float" office:value="1.58" calcext:value-type="float">
            <text:p>1.58000E+00</text:p>
          </table:table-cell>
          <table:table-cell table:formula="of:=[.A42]*100" office:value-type="float" office:value="158" calcext:value-type="float">
            <text:p>1.58000E+02</text:p>
          </table:table-cell>
          <table:table-cell office:value-type="float" office:value="0.01931561" calcext:value-type="float">
            <text:p>1.93156E-02</text:p>
          </table:table-cell>
          <table:table-cell table:number-columns-repeated="2"/>
          <table:table-cell office:value-type="float" office:value="158" calcext:value-type="float">
            <text:p>1.58000E+02</text:p>
          </table:table-cell>
          <table:table-cell office:value-type="float" office:value="0.962593" calcext:value-type="float">
            <text:p>9.62593E-01</text:p>
          </table:table-cell>
          <table:table-cell table:formula="of:=[.G42]/[.$G$54]" office:value-type="float" office:value="0.0192518578437919" calcext:value-type="float">
            <text:p>1.92519E-02</text:p>
          </table:table-cell>
          <table:table-cell/>
          <table:table-cell table:formula="of:=100*([.H42]-[.C42])/[.H42]" office:value-type="float" office:value="-0.331148072696991" calcext:value-type="float">
            <text:p>-0.331148072696991</text:p>
          </table:table-cell>
        </table:table-row>
        <table:table-row table:style-name="ro1">
          <table:table-cell table:style-name="ce1" office:value-type="float" office:value="1.62" calcext:value-type="float">
            <text:p>1.62000E+00</text:p>
          </table:table-cell>
          <table:table-cell table:formula="of:=[.A43]*100" office:value-type="float" office:value="162" calcext:value-type="float">
            <text:p>1.62000E+02</text:p>
          </table:table-cell>
          <table:table-cell office:value-type="float" office:value="0.01780135" calcext:value-type="float">
            <text:p>1.78014E-02</text:p>
          </table:table-cell>
          <table:table-cell table:number-columns-repeated="2"/>
          <table:table-cell office:value-type="float" office:value="162" calcext:value-type="float">
            <text:p>1.62000E+02</text:p>
          </table:table-cell>
          <table:table-cell office:value-type="float" office:value="0.882773" calcext:value-type="float">
            <text:p>8.82773E-01</text:p>
          </table:table-cell>
          <table:table-cell table:formula="of:=[.G43]/[.$G$54]" office:value-type="float" office:value="0.0176554580225887" calcext:value-type="float">
            <text:p>1.76555E-02</text:p>
          </table:table-cell>
          <table:table-cell/>
          <table:table-cell table:formula="of:=100*([.H43]-[.C43])/[.H43]" office:value-type="float" office:value="-0.82632791074943" calcext:value-type="float">
            <text:p>-0.82632791074943</text:p>
          </table:table-cell>
        </table:table-row>
        <table:table-row table:style-name="ro1">
          <table:table-cell table:style-name="ce1" office:value-type="float" office:value="1.66" calcext:value-type="float">
            <text:p>1.66000E+00</text:p>
          </table:table-cell>
          <table:table-cell table:formula="of:=[.A44]*100" office:value-type="float" office:value="166" calcext:value-type="float">
            <text:p>1.66000E+02</text:p>
          </table:table-cell>
          <table:table-cell office:value-type="float" office:value="0.01621955" calcext:value-type="float">
            <text:p>1.62196E-02</text:p>
          </table:table-cell>
          <table:table-cell table:number-columns-repeated="2"/>
          <table:table-cell office:value-type="float" office:value="166" calcext:value-type="float">
            <text:p>1.66000E+02</text:p>
          </table:table-cell>
          <table:table-cell office:value-type="float" office:value="0.799468" calcext:value-type="float">
            <text:p>7.99468E-01</text:p>
          </table:table-cell>
          <table:table-cell table:formula="of:=[.G44]/[.$G$54]" office:value-type="float" office:value="0.0159893582091919" calcext:value-type="float">
            <text:p>1.59894E-02</text:p>
          </table:table-cell>
          <table:table-cell/>
          <table:table-cell table:formula="of:=100*([.H44]-[.C44])/[.H44]" office:value-type="float" office:value="-1.43965622507469" calcext:value-type="float">
            <text:p>-1.43965622507469</text:p>
          </table:table-cell>
        </table:table-row>
        <table:table-row table:style-name="ro1">
          <table:table-cell table:style-name="ce1" office:value-type="float" office:value="1.7" calcext:value-type="float">
            <text:p>1.70000E+00</text:p>
          </table:table-cell>
          <table:table-cell table:formula="of:=[.A45]*100" office:value-type="float" office:value="170" calcext:value-type="float">
            <text:p>1.70000E+02</text:p>
          </table:table-cell>
          <table:table-cell office:value-type="float" office:value="0.01457621" calcext:value-type="float">
            <text:p>1.45762E-02</text:p>
          </table:table-cell>
          <table:table-cell table:number-columns-repeated="2"/>
          <table:table-cell office:value-type="float" office:value="170" calcext:value-type="float">
            <text:p>1.70000E+02</text:p>
          </table:table-cell>
          <table:table-cell office:value-type="float" office:value="0.713009" calcext:value-type="float">
            <text:p>7.13009E-01</text:p>
          </table:table-cell>
          <table:table-cell table:formula="of:=[.G45]/[.$G$54]" office:value-type="float" office:value="0.01426017840286" calcext:value-type="float">
            <text:p>1.42602E-02</text:p>
          </table:table-cell>
          <table:table-cell/>
          <table:table-cell table:formula="of:=100*([.H45]-[.C45])/[.H45]" office:value-type="float" office:value="-2.21618263258614" calcext:value-type="float">
            <text:p>-2.21618263258614</text:p>
          </table:table-cell>
        </table:table-row>
        <table:table-row table:style-name="ro1">
          <table:table-cell table:style-name="ce1" office:value-type="float" office:value="1.74" calcext:value-type="float">
            <text:p>1.74000E+00</text:p>
          </table:table-cell>
          <table:table-cell table:formula="of:=[.A46]*100" office:value-type="float" office:value="174" calcext:value-type="float">
            <text:p>1.74000E+02</text:p>
          </table:table-cell>
          <table:table-cell office:value-type="float" office:value="0.01287757" calcext:value-type="float">
            <text:p>1.28776E-02</text:p>
          </table:table-cell>
          <table:table-cell table:number-columns-repeated="2"/>
          <table:table-cell office:value-type="float" office:value="174" calcext:value-type="float">
            <text:p>1.74000E+02</text:p>
          </table:table-cell>
          <table:table-cell office:value-type="float" office:value="0.623735" calcext:value-type="float">
            <text:p>6.23735E-01</text:p>
          </table:table-cell>
          <table:table-cell table:formula="of:=[.G46]/[.$G$54]" office:value-type="float" office:value="0.0124746986028338" calcext:value-type="float">
            <text:p>1.24747E-02</text:p>
          </table:table-cell>
          <table:table-cell/>
          <table:table-cell table:formula="of:=100*([.H46]-[.C46])/[.H46]" office:value-type="float" office:value="-3.22950806262148" calcext:value-type="float">
            <text:p>-3.22950806262148</text:p>
          </table:table-cell>
        </table:table-row>
        <table:table-row table:style-name="ro1">
          <table:table-cell table:style-name="ce1" office:value-type="float" office:value="1.78" calcext:value-type="float">
            <text:p>1.78000E+00</text:p>
          </table:table-cell>
          <table:table-cell table:formula="of:=[.A47]*100" office:value-type="float" office:value="178" calcext:value-type="float">
            <text:p>1.78000E+02</text:p>
          </table:table-cell>
          <table:table-cell office:value-type="float" office:value="0.01113007" calcext:value-type="float">
            <text:p>1.11301E-02</text:p>
          </table:table-cell>
          <table:table-cell table:number-columns-repeated="2"/>
          <table:table-cell office:value-type="float" office:value="178" calcext:value-type="float">
            <text:p>1.78000E+02</text:p>
          </table:table-cell>
          <table:table-cell office:value-type="float" office:value="0.532" calcext:value-type="float">
            <text:p>5.32000E-01</text:p>
          </table:table-cell>
          <table:table-cell table:formula="of:=[.G47]/[.$G$54]" office:value-type="float" office:value="0.0106399988083201" calcext:value-type="float">
            <text:p>1.06400E-02</text:p>
          </table:table-cell>
          <table:table-cell/>
          <table:table-cell table:formula="of:=100*([.H47]-[.C47])/[.H47]" office:value-type="float" office:value="-4.60593276849473" calcext:value-type="float">
            <text:p>-4.60593276849473</text:p>
          </table:table-cell>
        </table:table-row>
        <table:table-row table:style-name="ro1">
          <table:table-cell table:style-name="ce1" office:value-type="float" office:value="1.82" calcext:value-type="float">
            <text:p>1.82000E+00</text:p>
          </table:table-cell>
          <table:table-cell table:formula="of:=[.A48]*100" office:value-type="float" office:value="182" calcext:value-type="float">
            <text:p>1.82000E+02</text:p>
          </table:table-cell>
          <table:table-cell office:value-type="float" office:value="0.009340331" calcext:value-type="float">
            <text:p>9.34033E-03</text:p>
          </table:table-cell>
          <table:table-cell table:number-columns-repeated="2"/>
          <table:table-cell office:value-type="float" office:value="182" calcext:value-type="float">
            <text:p>1.82000E+02</text:p>
          </table:table-cell>
          <table:table-cell office:value-type="float" office:value="0.438166" calcext:value-type="float">
            <text:p>4.38166E-01</text:p>
          </table:table-cell>
          <table:table-cell table:formula="of:=[.G48]/[.$G$54]" office:value-type="float" office:value="0.00876331901850827" calcext:value-type="float">
            <text:p>8.76332E-03</text:p>
          </table:table-cell>
          <table:table-cell/>
          <table:table-cell table:formula="of:=100*([.H48]-[.C48])/[.H48]" office:value-type="float" office:value="-6.58440004606784" calcext:value-type="float">
            <text:p>-6.58440004606784</text:p>
          </table:table-cell>
        </table:table-row>
        <table:table-row table:style-name="ro1">
          <table:table-cell table:style-name="ce1" office:value-type="float" office:value="1.86" calcext:value-type="float">
            <text:p>1.86000E+00</text:p>
          </table:table-cell>
          <table:table-cell table:formula="of:=[.A49]*100" office:value-type="float" office:value="186" calcext:value-type="float">
            <text:p>1.86000E+02</text:p>
          </table:table-cell>
          <table:table-cell office:value-type="float" office:value="0.007515153" calcext:value-type="float">
            <text:p>7.51515E-03</text:p>
          </table:table-cell>
          <table:table-cell table:number-columns-repeated="2"/>
          <table:table-cell office:value-type="float" office:value="186" calcext:value-type="float">
            <text:p>1.86000E+02</text:p>
          </table:table-cell>
          <table:table-cell office:value-type="float" office:value="0.342602" calcext:value-type="float">
            <text:p>3.42602E-01</text:p>
          </table:table-cell>
          <table:table-cell table:formula="of:=[.G49]/[.$G$54]" office:value-type="float" office:value="0.00685203923257161" calcext:value-type="float">
            <text:p>6.85204E-03</text:p>
          </table:table-cell>
          <table:table-cell/>
          <table:table-cell table:formula="of:=100*([.H49]-[.C49])/[.H49]" office:value-type="float" office:value="-9.67761194764095" calcext:value-type="float">
            <text:p>-9.67761194764095</text:p>
          </table:table-cell>
        </table:table-row>
        <table:table-row table:style-name="ro1">
          <table:table-cell table:style-name="ce1" office:value-type="float" office:value="1.9" calcext:value-type="float">
            <text:p>1.90000E+00</text:p>
          </table:table-cell>
          <table:table-cell table:formula="of:=[.A50]*100" office:value-type="float" office:value="190" calcext:value-type="float">
            <text:p>1.90000E+02</text:p>
          </table:table-cell>
          <table:table-cell office:value-type="float" office:value="0.00566146" calcext:value-type="float">
            <text:p>5.66146E-03</text:p>
          </table:table-cell>
          <table:table-cell table:number-columns-repeated="2"/>
          <table:table-cell office:value-type="float" office:value="190" calcext:value-type="float">
            <text:p>1.90000E+02</text:p>
          </table:table-cell>
          <table:table-cell office:value-type="float" office:value="0.245686" calcext:value-type="float">
            <text:p>2.45686E-01</text:p>
          </table:table-cell>
          <table:table-cell table:formula="of:=[.G50]/[.$G$54]" office:value-type="float" office:value="0.00491371944966342" calcext:value-type="float">
            <text:p>4.91372E-03</text:p>
          </table:table-cell>
          <table:table-cell/>
          <table:table-cell table:formula="of:=100*([.H50]-[.C50])/[.H50]" office:value-type="float" office:value="-15.2174042086957" calcext:value-type="float">
            <text:p>-15.2174042086957</text:p>
          </table:table-cell>
        </table:table-row>
        <table:table-row table:style-name="ro1">
          <table:table-cell table:style-name="ce1" office:value-type="float" office:value="1.94" calcext:value-type="float">
            <text:p>1.94000E+00</text:p>
          </table:table-cell>
          <table:table-cell table:formula="of:=[.A51]*100" office:value-type="float" office:value="194" calcext:value-type="float">
            <text:p>1.94000E+02</text:p>
          </table:table-cell>
          <table:table-cell office:value-type="float" office:value="0.003786284" calcext:value-type="float">
            <text:p>3.78628E-03</text:p>
          </table:table-cell>
          <table:table-cell table:number-columns-repeated="2"/>
          <table:table-cell office:value-type="float" office:value="194" calcext:value-type="float">
            <text:p>1.94000E+02</text:p>
          </table:table-cell>
          <table:table-cell office:value-type="float" office:value="0.147801" calcext:value-type="float">
            <text:p>1.47801E-01</text:p>
          </table:table-cell>
          <table:table-cell table:formula="of:=[.G51]/[.$G$54]" office:value-type="float" office:value="0.0029560196689258" calcext:value-type="float">
            <text:p>2.95602E-03</text:p>
          </table:table-cell>
          <table:table-cell/>
          <table:table-cell table:formula="of:=100*([.H51]-[.C51])/[.H51]" office:value-type="float" office:value="-28.0872397366665" calcext:value-type="float">
            <text:p>-28.0872397366665</text:p>
          </table:table-cell>
        </table:table-row>
        <table:table-row table:style-name="ro1">
          <table:table-cell table:style-name="ce1" office:value-type="float" office:value="1.98" calcext:value-type="float">
            <text:p>1.98000E+00</text:p>
          </table:table-cell>
          <table:table-cell table:formula="of:=[.A52]*100" office:value-type="float" office:value="198" calcext:value-type="float">
            <text:p>1.98000E+02</text:p>
          </table:table-cell>
          <table:table-cell office:value-type="float" office:value="0.001896741" calcext:value-type="float">
            <text:p>1.89674E-03</text:p>
          </table:table-cell>
          <table:table-cell table:number-columns-repeated="2"/>
          <table:table-cell office:value-type="float" office:value="198" calcext:value-type="float">
            <text:p>1.98000E+02</text:p>
          </table:table-cell>
          <table:table-cell office:value-type="float" office:value="0.0493318" calcext:value-type="float">
            <text:p>4.93318E-02</text:p>
          </table:table-cell>
          <table:table-cell table:formula="of:=[.G52]/[.$G$54]" office:value-type="float" office:value="0.00098663588949678" calcext:value-type="float">
            <text:p>9.86636E-04</text:p>
          </table:table-cell>
          <table:table-cell/>
          <table:table-cell table:formula="of:=100*([.H52]-[.C52])/[.H52]" office:value-type="float" office:value="-92.2432601724438" calcext:value-type="float">
            <text:p>-92.24326017244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SUM([.C3:.C52])" office:value-type="float" office:value="0.999999998" calcext:value-type="float">
            <text:p>1.00000E+00</text:p>
          </table:table-cell>
          <table:table-cell table:number-columns-repeated="3"/>
          <table:table-cell table:formula="of:=SUM([.G3:.G52])" office:value-type="float" office:value="50.0000056" calcext:value-type="float">
            <text:p>5.00000E+01</text:p>
          </table:table-cell>
          <table:table-cell table:number-columns-repeated="3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21.036cm" svg:height="10.971cm" svg:x="26.293cm" svg:y="1.487cm">
            <draw:object draw:notify-on-update-of-ranges="Sheet2.E3:Sheet2.E3 Sheet2.E4:Sheet2.E103 Sheet2.C4:Sheet2.C103 Sheet2.I3:Sheet2.I3 Sheet2.I4:Sheet2.I103 Sheet2.H4:Sheet2.H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105]" office:value-type="float" office:value="0.000778442901835951" calcext:value-type="float">
            <text:p>7.78443E-04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07825676" calcext:value-type="float">
            <text:p>7.82568E-04</text:p>
          </table:table-cell>
          <table:table-cell/>
          <table:table-cell table:formula="of:=100*([.E4]-[.I4])/[.E4]" office:value-type="float" office:value="-0.529865216102665" calcext:value-type="float">
            <text:p>-0.529865216102665</text:p>
          </table:table-cell>
        </table:table-row>
        <table:table-row table:style-name="ro1">
          <table:table-cell/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105]" office:value-type="float" office:value="0.00123900117758885" calcext:value-type="float">
            <text:p>1.23900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1191417" calcext:value-type="float">
            <text:p>1.19142E-03</text:p>
          </table:table-cell>
          <table:table-cell/>
          <table:table-cell table:formula="of:=100*([.E5]-[.I5])/[.E5]" office:value-type="float" office:value="3.84052722867086" calcext:value-type="float">
            <text:p>3.84052722867086</text:p>
          </table:table-cell>
        </table:table-row>
        <table:table-row table:style-name="ro1">
          <table:table-cell/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105]" office:value-type="float" office:value="0.00166482199656662" calcext:value-type="float">
            <text:p>1.66482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1600517" calcext:value-type="float">
            <text:p>1.60052E-03</text:p>
          </table:table-cell>
          <table:table-cell/>
          <table:table-cell table:formula="of:=100*([.E6]-[.I6])/[.E6]" office:value-type="float" office:value="3.86257489985347" calcext:value-type="float">
            <text:p>3.86257489985347</text:p>
          </table:table-cell>
        </table:table-row>
        <table:table-row table:style-name="ro1">
          <table:table-cell/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105]" office:value-type="float" office:value="0.00209261746641143" calcext:value-type="float">
            <text:p>2.09262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2009953" calcext:value-type="float">
            <text:p>2.00995E-03</text:p>
          </table:table-cell>
          <table:table-cell/>
          <table:table-cell table:formula="of:=100*([.E7]-[.I7])/[.E7]" office:value-type="float" office:value="3.95029037739931" calcext:value-type="float">
            <text:p>3.95029037739931</text:p>
          </table:table-cell>
        </table:table-row>
        <table:table-row table:style-name="ro1">
          <table:table-cell/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105]" office:value-type="float" office:value="0.00251075832838384" calcext:value-type="float">
            <text:p>2.51076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2419811" calcext:value-type="float">
            <text:p>2.41981E-03</text:p>
          </table:table-cell>
          <table:table-cell/>
          <table:table-cell table:formula="of:=100*([.E8]-[.I8])/[.E8]" office:value-type="float" office:value="3.6223051560036" calcext:value-type="float">
            <text:p>3.6223051560036</text:p>
          </table:table-cell>
        </table:table-row>
        <table:table-row table:style-name="ro1">
          <table:table-cell/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105]" office:value-type="float" office:value="0.0029297191145917" calcext:value-type="float">
            <text:p>2.92972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2830176" calcext:value-type="float">
            <text:p>2.83018E-03</text:p>
          </table:table-cell>
          <table:table-cell/>
          <table:table-cell table:formula="of:=100*([.E9]-[.I9])/[.E9]" office:value-type="float" office:value="3.39770164641086" calcext:value-type="float">
            <text:p>3.39770164641086</text:p>
          </table:table-cell>
        </table:table-row>
        <table:table-row table:style-name="ro1">
          <table:table-cell/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105]" office:value-type="float" office:value="0.00335714561853055" calcext:value-type="float">
            <text:p>3.3571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3241135" calcext:value-type="float">
            <text:p>3.24114E-03</text:p>
          </table:table-cell>
          <table:table-cell/>
          <table:table-cell table:formula="of:=100*([.E10]-[.I10])/[.E10]" office:value-type="float" office:value="3.45563260319131" calcext:value-type="float">
            <text:p>3.45563260319131</text:p>
          </table:table-cell>
        </table:table-row>
        <table:table-row table:style-name="ro1">
          <table:table-cell/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105]" office:value-type="float" office:value="0.00377370812634972" calcext:value-type="float">
            <text:p>3.77371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3652774" calcext:value-type="float">
            <text:p>3.65277E-03</text:p>
          </table:table-cell>
          <table:table-cell/>
          <table:table-cell table:formula="of:=100*([.E11]-[.I11])/[.E11]" office:value-type="float" office:value="3.20464970529403" calcext:value-type="float">
            <text:p>3.20464970529403</text:p>
          </table:table-cell>
        </table:table-row>
        <table:table-row table:style-name="ro1">
          <table:table-cell/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105]" office:value-type="float" office:value="0.00419212229640062" calcext:value-type="float">
            <text:p>4.19212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406518" calcext:value-type="float">
            <text:p>4.06518E-03</text:p>
          </table:table-cell>
          <table:table-cell/>
          <table:table-cell table:formula="of:=100*([.E12]-[.I12])/[.E12]" office:value-type="float" office:value="3.02811529400297" calcext:value-type="float">
            <text:p>3.02811529400297</text:p>
          </table:table-cell>
        </table:table-row>
        <table:table-row table:style-name="ro1">
          <table:table-cell/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105]" office:value-type="float" office:value="0.00460681264388218" calcext:value-type="float">
            <text:p>4.6068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4478439" calcext:value-type="float">
            <text:p>4.47844E-03</text:p>
          </table:table-cell>
          <table:table-cell/>
          <table:table-cell table:formula="of:=100*([.E13]-[.I13])/[.E13]" office:value-type="float" office:value="2.78660440104208" calcext:value-type="float">
            <text:p>2.78660440104208</text:p>
          </table:table-cell>
        </table:table-row>
        <table:table-row table:style-name="ro1">
          <table:table-cell/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105]" office:value-type="float" office:value="0.00502437955888978" calcext:value-type="float">
            <text:p>5.02438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4892637" calcext:value-type="float">
            <text:p>4.89264E-03</text:p>
          </table:table-cell>
          <table:table-cell/>
          <table:table-cell table:formula="of:=100*([.E14]-[.I14])/[.E14]" office:value-type="float" office:value="2.62206621425893" calcext:value-type="float">
            <text:p>2.62206621425893</text:p>
          </table:table-cell>
        </table:table-row>
        <table:table-row table:style-name="ro1">
          <table:table-cell/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105]" office:value-type="float" office:value="0.00543967801684597" calcext:value-type="float">
            <text:p>5.43968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5307863" calcext:value-type="float">
            <text:p>5.30786E-03</text:p>
          </table:table-cell>
          <table:table-cell/>
          <table:table-cell table:formula="of:=100*([.E15]-[.I15])/[.E15]" office:value-type="float" office:value="2.42321358796894" calcext:value-type="float">
            <text:p>2.42321358796894</text:p>
          </table:table-cell>
        </table:table-row>
        <table:table-row table:style-name="ro1">
          <table:table-cell/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105]" office:value-type="float" office:value="0.00585581006444154" calcext:value-type="float">
            <text:p>5.8558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5724202" calcext:value-type="float">
            <text:p>5.72420E-03</text:p>
          </table:table-cell>
          <table:table-cell/>
          <table:table-cell table:formula="of:=100*([.E16]-[.I16])/[.E16]" office:value-type="float" office:value="2.24747836752261" calcext:value-type="float">
            <text:p>2.24747836752261</text:p>
          </table:table-cell>
        </table:table-row>
        <table:table-row table:style-name="ro1">
          <table:table-cell/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105]" office:value-type="float" office:value="0.0062751124857475" calcext:value-type="float">
            <text:p>6.27511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6141742" calcext:value-type="float">
            <text:p>6.14174E-03</text:p>
          </table:table-cell>
          <table:table-cell/>
          <table:table-cell table:formula="of:=100*([.E17]-[.I17])/[.E17]" office:value-type="float" office:value="2.12538796795144" calcext:value-type="float">
            <text:p>2.12538796795144</text:p>
          </table:table-cell>
        </table:table-row>
        <table:table-row table:style-name="ro1">
          <table:table-cell/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105]" office:value-type="float" office:value="0.00668320244313371" calcext:value-type="float">
            <text:p>6.68320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6560571" calcext:value-type="float">
            <text:p>6.56057E-03</text:p>
          </table:table-cell>
          <table:table-cell/>
          <table:table-cell table:formula="of:=100*([.E18]-[.I18])/[.E18]" office:value-type="float" office:value="1.83492037203963" calcext:value-type="float">
            <text:p>1.83492037203963</text:p>
          </table:table-cell>
        </table:table-row>
        <table:table-row table:style-name="ro1">
          <table:table-cell/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105]" office:value-type="float" office:value="0.00708790338034674" calcext:value-type="float">
            <text:p>7.08790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6980776" calcext:value-type="float">
            <text:p>6.98078E-03</text:p>
          </table:table-cell>
          <table:table-cell/>
          <table:table-cell table:formula="of:=100*([.E19]-[.I19])/[.E19]" office:value-type="float" office:value="1.51141140896167" calcext:value-type="float">
            <text:p>1.51141140896167</text:p>
          </table:table-cell>
        </table:table-row>
        <table:table-row table:style-name="ro1">
          <table:table-cell/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105]" office:value-type="float" office:value="0.00749841211422753" calcext:value-type="float">
            <text:p>7.49841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7402447" calcext:value-type="float">
            <text:p>7.40245E-03</text:p>
          </table:table-cell>
          <table:table-cell/>
          <table:table-cell table:formula="of:=100*([.E20]-[.I20])/[.E20]" office:value-type="float" office:value="1.27980581442623" calcext:value-type="float">
            <text:p>1.27980581442623</text:p>
          </table:table-cell>
        </table:table-row>
        <table:table-row table:style-name="ro1">
          <table:table-cell/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105]" office:value-type="float" office:value="0.0078992867383418" calcext:value-type="float">
            <text:p>7.89929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7825671" calcext:value-type="float">
            <text:p>7.82567E-03</text:p>
          </table:table-cell>
          <table:table-cell/>
          <table:table-cell table:formula="of:=100*([.E21]-[.I21])/[.E21]" office:value-type="float" office:value="0.931928929538453" calcext:value-type="float">
            <text:p>0.931928929538453</text:p>
          </table:table-cell>
        </table:table-row>
        <table:table-row table:style-name="ro1">
          <table:table-cell/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105]" office:value-type="float" office:value="0.00830125459477001" calcext:value-type="float">
            <text:p>8.30125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8250536" calcext:value-type="float">
            <text:p>8.25054E-03</text:p>
          </table:table-cell>
          <table:table-cell/>
          <table:table-cell table:formula="of:=100*([.E22]-[.I22])/[.E22]" office:value-type="float" office:value="0.610975054324436" calcext:value-type="float">
            <text:p>0.610975054324436</text:p>
          </table:table-cell>
        </table:table-row>
        <table:table-row table:style-name="ro1">
          <table:table-cell/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105]" office:value-type="float" office:value="0.00870390572139442" calcext:value-type="float">
            <text:p>8.70391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8677134" calcext:value-type="float">
            <text:p>8.67713E-03</text:p>
          </table:table-cell>
          <table:table-cell/>
          <table:table-cell table:formula="of:=100*([.E23]-[.I23])/[.E23]" office:value-type="float" office:value="0.307582851323986" calcext:value-type="float">
            <text:p>0.307582851323986</text:p>
          </table:table-cell>
        </table:table-row>
        <table:table-row table:style-name="ro1">
          <table:table-cell/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105]" office:value-type="float" office:value="0.00909644444911497" calcext:value-type="float">
            <text:p>9.0964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105552" calcext:value-type="float">
            <text:p>9.10555E-03</text:p>
          </table:table-cell>
          <table:table-cell/>
          <table:table-cell table:formula="of:=100*([.E24]-[.I24])/[.E24]" office:value-type="float" office:value="-0.10012209645177" calcext:value-type="float">
            <text:p>-0.10012209645177</text:p>
          </table:table-cell>
        </table:table-row>
        <table:table-row table:style-name="ro1">
          <table:table-cell/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105]" office:value-type="float" office:value="0.00949561089773874" calcext:value-type="float">
            <text:p>9.49561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53588" calcext:value-type="float">
            <text:p>9.53588E-03</text:p>
          </table:table-cell>
          <table:table-cell/>
          <table:table-cell table:formula="of:=100*([.E25]-[.I25])/[.E25]" office:value-type="float" office:value="-0.424081217047911" calcext:value-type="float">
            <text:p>-0.424081217047911</text:p>
          </table:table-cell>
        </table:table-row>
        <table:table-row table:style-name="ro1">
          <table:table-cell/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105]" office:value-type="float" office:value="0.00989887696753973" calcext:value-type="float">
            <text:p>9.89888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96821" calcext:value-type="float">
            <text:p>9.96821E-03</text:p>
          </table:table-cell>
          <table:table-cell/>
          <table:table-cell table:formula="of:=100*([.E26]-[.I26])/[.E26]" office:value-type="float" office:value="-0.700413114413106" calcext:value-type="float">
            <text:p>-0.700413114413106</text:p>
          </table:table-cell>
        </table:table-row>
        <table:table-row table:style-name="ro1">
          <table:table-cell/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105]" office:value-type="float" office:value="0.0102797317749052" calcext:value-type="float">
            <text:p>1.02797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1040263" calcext:value-type="float">
            <text:p>1.04026E-02</text:p>
          </table:table-cell>
          <table:table-cell/>
          <table:table-cell table:formula="of:=100*([.E27]-[.I27])/[.E27]" office:value-type="float" office:value="-1.19553922014636" calcext:value-type="float">
            <text:p>-1.19553922014636</text:p>
          </table:table-cell>
        </table:table-row>
        <table:table-row table:style-name="ro1">
          <table:table-cell/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105]" office:value-type="float" office:value="0.0106559403449364" calcext:value-type="float">
            <text:p>1.06559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1083924" calcext:value-type="float">
            <text:p>1.08392E-02</text:p>
          </table:table-cell>
          <table:table-cell/>
          <table:table-cell table:formula="of:=100*([.E28]-[.I28])/[.E28]" office:value-type="float" office:value="-1.72016405056845" calcext:value-type="float">
            <text:p>-1.72016405056845</text:p>
          </table:table-cell>
        </table:table-row>
        <table:table-row table:style-name="ro1">
          <table:table-cell/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105]" office:value-type="float" office:value="0.0110467708971664" calcext:value-type="float">
            <text:p>1.10468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125166" calcext:value-type="float">
            <text:p>1.12517E-02</text:p>
          </table:table-cell>
          <table:table-cell/>
          <table:table-cell table:formula="of:=100*([.E29]-[.I29])/[.E29]" office:value-type="float" office:value="-1.8547420304166" calcext:value-type="float">
            <text:p>-1.8547420304166</text:p>
          </table:table-cell>
        </table:table-row>
        <table:table-row table:style-name="ro1">
          <table:table-cell/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105]" office:value-type="float" office:value="0.0114179232677457" calcext:value-type="float">
            <text:p>1.14179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160291" calcext:value-type="float">
            <text:p>1.16029E-02</text:p>
          </table:table-cell>
          <table:table-cell/>
          <table:table-cell table:formula="of:=100*([.E30]-[.I30])/[.E30]" office:value-type="float" office:value="-1.62014341764618" calcext:value-type="float">
            <text:p>-1.62014341764618</text:p>
          </table:table-cell>
        </table:table-row>
        <table:table-row table:style-name="ro1">
          <table:table-cell/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105]" office:value-type="float" office:value="0.0117810813770294" calcext:value-type="float">
            <text:p>1.17811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194234" calcext:value-type="float">
            <text:p>1.19423E-02</text:p>
          </table:table-cell>
          <table:table-cell/>
          <table:table-cell table:formula="of:=100*([.E31]-[.I31])/[.E31]" office:value-type="float" office:value="-1.3687930488708" calcext:value-type="float">
            <text:p>-1.3687930488708</text:p>
          </table:table-cell>
        </table:table-row>
        <table:table-row table:style-name="ro1">
          <table:table-cell/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105]" office:value-type="float" office:value="0.0120986653642261" calcext:value-type="float">
            <text:p>1.20987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226959" calcext:value-type="float">
            <text:p>1.22696E-02</text:p>
          </table:table-cell>
          <table:table-cell/>
          <table:table-cell table:formula="of:=100*([.E32]-[.I32])/[.E32]" office:value-type="float" office:value="-1.41275612332636" calcext:value-type="float">
            <text:p>-1.41275612332636</text:p>
          </table:table-cell>
        </table:table-row>
        <table:table-row table:style-name="ro1">
          <table:table-cell/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105]" office:value-type="float" office:value="0.0124476114534287" calcext:value-type="float">
            <text:p>1.24476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258435" calcext:value-type="float">
            <text:p>1.25844E-02</text:p>
          </table:table-cell>
          <table:table-cell/>
          <table:table-cell table:formula="of:=100*([.E33]-[.I33])/[.E33]" office:value-type="float" office:value="-1.09851232971779" calcext:value-type="float">
            <text:p>-1.09851232971779</text:p>
          </table:table-cell>
        </table:table-row>
        <table:table-row table:style-name="ro1">
          <table:table-cell/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105]" office:value-type="float" office:value="0.0127571328523102" calcext:value-type="float">
            <text:p>1.27571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288628" calcext:value-type="float">
            <text:p>1.28863E-02</text:p>
          </table:table-cell>
          <table:table-cell/>
          <table:table-cell table:formula="of:=100*([.E34]-[.I34])/[.E34]" office:value-type="float" office:value="-1.01235245556301" calcext:value-type="float">
            <text:p>-1.01235245556301</text:p>
          </table:table-cell>
        </table:table-row>
        <table:table-row table:style-name="ro1">
          <table:table-cell/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105]" office:value-type="float" office:value="0.0130697289670746" calcext:value-type="float">
            <text:p>1.30697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317508" calcext:value-type="float">
            <text:p>1.31751E-02</text:p>
          </table:table-cell>
          <table:table-cell/>
          <table:table-cell table:formula="of:=100*([.E35]-[.I35])/[.E35]" office:value-type="float" office:value="-0.80606899493316" calcext:value-type="float">
            <text:p>-0.80606899493316</text:p>
          </table:table-cell>
        </table:table-row>
        <table:table-row table:style-name="ro1">
          <table:table-cell/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105]" office:value-type="float" office:value="0.0133646967107769" calcext:value-type="float">
            <text:p>1.33647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345045" calcext:value-type="float">
            <text:p>1.34505E-02</text:p>
          </table:table-cell>
          <table:table-cell/>
          <table:table-cell table:formula="of:=100*([.E36]-[.I36])/[.E36]" office:value-type="float" office:value="-0.6416403684937" calcext:value-type="float">
            <text:p>-0.6416403684937</text:p>
          </table:table-cell>
        </table:table-row>
        <table:table-row table:style-name="ro1">
          <table:table-cell/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105]" office:value-type="float" office:value="0.013642582699574" calcext:value-type="float">
            <text:p>1.36426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371212" calcext:value-type="float">
            <text:p>1.37121E-02</text:p>
          </table:table-cell>
          <table:table-cell/>
          <table:table-cell table:formula="of:=100*([.E37]-[.I37])/[.E37]" office:value-type="float" office:value="-0.509707743447566" calcext:value-type="float">
            <text:p>-0.509707743447566</text:p>
          </table:table-cell>
        </table:table-row>
        <table:table-row table:style-name="ro1">
          <table:table-cell/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105]" office:value-type="float" office:value="0.0138997656014261" calcext:value-type="float">
            <text:p>1.38998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395982" calcext:value-type="float">
            <text:p>1.39598E-02</text:p>
          </table:table-cell>
          <table:table-cell/>
          <table:table-cell table:formula="of:=100*([.E38]-[.I38])/[.E38]" office:value-type="float" office:value="-0.432053318710135" calcext:value-type="float">
            <text:p>-0.432053318710135</text:p>
          </table:table-cell>
        </table:table-row>
        <table:table-row table:style-name="ro1">
          <table:table-cell/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105]" office:value-type="float" office:value="0.0141457428720604" calcext:value-type="float">
            <text:p>1.41457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41933" calcext:value-type="float">
            <text:p>1.41933E-02</text:p>
          </table:table-cell>
          <table:table-cell/>
          <table:table-cell table:formula="of:=100*([.E39]-[.I39])/[.E39]" office:value-type="float" office:value="-0.336193923286498" calcext:value-type="float">
            <text:p>-0.336193923286498</text:p>
          </table:table-cell>
        </table:table-row>
        <table:table-row table:style-name="ro1">
          <table:table-cell/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105]" office:value-type="float" office:value="0.0143681473209256" calcext:value-type="float">
            <text:p>1.43681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441232" calcext:value-type="float">
            <text:p>1.44123E-02</text:p>
          </table:table-cell>
          <table:table-cell/>
          <table:table-cell table:formula="of:=100*([.E40]-[.I40])/[.E40]" office:value-type="float" office:value="-0.307434758899578" calcext:value-type="float">
            <text:p>-0.307434758899578</text:p>
          </table:table-cell>
        </table:table-row>
        <table:table-row table:style-name="ro1">
          <table:table-cell/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105]" office:value-type="float" office:value="0.0145928748884579" calcext:value-type="float">
            <text:p>1.45929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461665" calcext:value-type="float">
            <text:p>1.46167E-02</text:p>
          </table:table-cell>
          <table:table-cell/>
          <table:table-cell table:formula="of:=100*([.E41]-[.I41])/[.E41]" office:value-type="float" office:value="-0.162922739514169" calcext:value-type="float">
            <text:p>-0.162922739514169</text:p>
          </table:table-cell>
        </table:table-row>
        <table:table-row table:style-name="ro1">
          <table:table-cell/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105]" office:value-type="float" office:value="0.0148045519952426" calcext:value-type="float">
            <text:p>1.48046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48061" calcext:value-type="float">
            <text:p>1.48061E-02</text:p>
          </table:table-cell>
          <table:table-cell/>
          <table:table-cell table:formula="of:=100*([.E42]-[.I42])/[.E42]" office:value-type="float" office:value="-0.0104562755963039" calcext:value-type="float">
            <text:p>-0.010456275596304</text:p>
          </table:table-cell>
        </table:table-row>
        <table:table-row table:style-name="ro1">
          <table:table-cell/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105]" office:value-type="float" office:value="0.0149661453966454" calcext:value-type="float">
            <text:p>1.49661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498045" calcext:value-type="float">
            <text:p>1.49805E-02</text:p>
          </table:table-cell>
          <table:table-cell/>
          <table:table-cell table:formula="of:=100*([.E43]-[.I43])/[.E43]" office:value-type="float" office:value="-0.095579743317333" calcext:value-type="float">
            <text:p>-0.095579743317333</text:p>
          </table:table-cell>
        </table:table-row>
        <table:table-row table:style-name="ro1">
          <table:table-cell/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105]" office:value-type="float" office:value="0.0151462554203654" calcext:value-type="float">
            <text:p>1.5146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513955" calcext:value-type="float">
            <text:p>1.51396E-02</text:p>
          </table:table-cell>
          <table:table-cell/>
          <table:table-cell table:formula="of:=100*([.E44]-[.I44])/[.E44]" office:value-type="float" office:value="0.0442711427959157" calcext:value-type="float">
            <text:p>0.044271142795916</text:p>
          </table:table-cell>
        </table:table-row>
        <table:table-row table:style-name="ro1">
          <table:table-cell/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105]" office:value-type="float" office:value="0.0152896738345491" calcext:value-type="float">
            <text:p>1.52897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528323" calcext:value-type="float">
            <text:p>1.52832E-02</text:p>
          </table:table-cell>
          <table:table-cell/>
          <table:table-cell table:formula="of:=100*([.E45]-[.I45])/[.E45]" office:value-type="float" office:value="0.0421450098859488" calcext:value-type="float">
            <text:p>0.042145009885949</text:p>
          </table:table-cell>
        </table:table-row>
        <table:table-row table:style-name="ro1">
          <table:table-cell/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105]" office:value-type="float" office:value="0.0154102710241795" calcext:value-type="float">
            <text:p>1.5410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541133" calcext:value-type="float">
            <text:p>1.54113E-02</text:p>
          </table:table-cell>
          <table:table-cell/>
          <table:table-cell table:formula="of:=100*([.E46]-[.I46])/[.E46]" office:value-type="float" office:value="-0.00687188316684943" calcext:value-type="float">
            <text:p>-0.006871883166849</text:p>
          </table:table-cell>
        </table:table-row>
        <table:table-row table:style-name="ro1">
          <table:table-cell/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105]" office:value-type="float" office:value="0.015524923763103" calcext:value-type="float">
            <text:p>1.55249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552374" calcext:value-type="float">
            <text:p>1.55237E-02</text:p>
          </table:table-cell>
          <table:table-cell/>
          <table:table-cell table:formula="of:=100*([.E47]-[.I47])/[.E47]" office:value-type="float" office:value="0.00762492055365717" calcext:value-type="float">
            <text:p>0.007624920553657</text:p>
          </table:table-cell>
        </table:table-row>
        <table:table-row table:style-name="ro1">
          <table:table-cell/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105]" office:value-type="float" office:value="0.0156513970764207" calcext:value-type="float">
            <text:p>1.56514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562034" calcext:value-type="float">
            <text:p>1.56203E-02</text:p>
          </table:table-cell>
          <table:table-cell/>
          <table:table-cell table:formula="of:=100*([.E48]-[.I48])/[.E48]" office:value-type="float" office:value="0.198430058793522" calcext:value-type="float">
            <text:p>0.198430058793522</text:p>
          </table:table-cell>
        </table:table-row>
        <table:table-row table:style-name="ro1">
          <table:table-cell/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105]" office:value-type="float" office:value="0.0157220472147085" calcext:value-type="float">
            <text:p>1.57220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570102" calcext:value-type="float">
            <text:p>1.57010E-02</text:p>
          </table:table-cell>
          <table:table-cell/>
          <table:table-cell table:formula="of:=100*([.E49]-[.I49])/[.E49]" office:value-type="float" office:value="0.133743490407654" calcext:value-type="float">
            <text:p>0.133743490407654</text:p>
          </table:table-cell>
        </table:table-row>
        <table:table-row table:style-name="ro1">
          <table:table-cell/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105]" office:value-type="float" office:value="0.0158164068288046" calcext:value-type="float">
            <text:p>1.58164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576571" calcext:value-type="float">
            <text:p>1.57657E-02</text:p>
          </table:table-cell>
          <table:table-cell/>
          <table:table-cell table:formula="of:=100*([.E50]-[.I50])/[.E50]" office:value-type="float" office:value="0.320533161250393" calcext:value-type="float">
            <text:p>0.320533161250393</text:p>
          </table:table-cell>
        </table:table-row>
        <table:table-row table:style-name="ro1">
          <table:table-cell/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105]" office:value-type="float" office:value="0.015866763842265" calcext:value-type="float">
            <text:p>1.58668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581434" calcext:value-type="float">
            <text:p>1.58143E-02</text:p>
          </table:table-cell>
          <table:table-cell/>
          <table:table-cell table:formula="of:=100*([.E51]-[.I51])/[.E51]" office:value-type="float" office:value="0.330400343675331" calcext:value-type="float">
            <text:p>0.330400343675331</text:p>
          </table:table-cell>
        </table:table-row>
        <table:table-row table:style-name="ro1">
          <table:table-cell/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105]" office:value-type="float" office:value="0.0158994924846633" calcext:value-type="float">
            <text:p>1.58995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584687" calcext:value-type="float">
            <text:p>1.58469E-02</text:p>
          </table:table-cell>
          <table:table-cell/>
          <table:table-cell table:formula="of:=100*([.E52]-[.I52])/[.E52]" office:value-type="float" office:value="0.330969587325154" calcext:value-type="float">
            <text:p>0.330969587325154</text:p>
          </table:table-cell>
        </table:table-row>
        <table:table-row table:style-name="ro1">
          <table:table-cell/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105]" office:value-type="float" office:value="0.0159163692585096" calcext:value-type="float">
            <text:p>1.59164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586325" calcext:value-type="float">
            <text:p>1.58633E-02</text:p>
          </table:table-cell>
          <table:table-cell/>
          <table:table-cell table:formula="of:=100*([.E53]-[.I53])/[.E53]" office:value-type="float" office:value="0.333739797354722" calcext:value-type="float">
            <text:p>0.333739797354722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54]/[.$D$105]" office:value-type="float" office:value="0.0159078967080766" calcext:value-type="float">
            <text:p>1.59079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586347" calcext:value-type="float">
            <text:p>1.58635E-02</text:p>
          </table:table-cell>
          <table:table-cell/>
          <table:table-cell table:formula="of:=100*([.E54]-[.I54])/[.E54]" office:value-type="float" office:value="0.279274557107618" calcext:value-type="float">
            <text:p>0.279274557107618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5]/[.$D$105]" office:value-type="float" office:value="0.0158889701236417" calcext:value-type="float">
            <text:p>1.58890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584754" calcext:value-type="float">
            <text:p>1.58475E-02</text:p>
          </table:table-cell>
          <table:table-cell/>
          <table:table-cell table:formula="of:=100*([.E55]-[.I55])/[.E55]" office:value-type="float" office:value="0.260747696794129" calcext:value-type="float">
            <text:p>0.260747696794129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56]/[.$D$105]" office:value-type="float" office:value="0.0158393647073971" calcext:value-type="float">
            <text:p>1.58394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581546" calcext:value-type="float">
            <text:p>1.58155E-02</text:p>
          </table:table-cell>
          <table:table-cell/>
          <table:table-cell table:formula="of:=100*([.E56]-[.I56])/[.E56]" office:value-type="float" office:value="0.150919609711102" calcext:value-type="float">
            <text:p>0.150919609711102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57]/[.$D$105]" office:value-type="float" office:value="0.0157810817596607" calcext:value-type="float">
            <text:p>1.57811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576728" calcext:value-type="float">
            <text:p>1.57673E-02</text:p>
          </table:table-cell>
          <table:table-cell/>
          <table:table-cell table:formula="of:=100*([.E57]-[.I57])/[.E57]" office:value-type="float" office:value="0.0874576272457877" calcext:value-type="float">
            <text:p>0.087457627245788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58]/[.$D$105]" office:value-type="float" office:value="0.0157215689255711" calcext:value-type="float">
            <text:p>1.57216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570303" calcext:value-type="float">
            <text:p>1.57030E-02</text:p>
          </table:table-cell>
          <table:table-cell/>
          <table:table-cell table:formula="of:=100*([.E58]-[.I58])/[.E58]" office:value-type="float" office:value="0.117920327538001" calcext:value-type="float">
            <text:p>0.117920327538001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59]/[.$D$105]" office:value-type="float" office:value="0.0156309672975542" calcext:value-type="float">
            <text:p>1.56310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562279" calcext:value-type="float">
            <text:p>1.56228E-02</text:p>
          </table:table-cell>
          <table:table-cell/>
          <table:table-cell table:formula="of:=100*([.E59]-[.I59])/[.E59]" office:value-type="float" office:value="0.0523147249847972" calcext:value-type="float">
            <text:p>0.052314724984797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60]/[.$D$105]" office:value-type="float" office:value="0.0155127615536105" calcext:value-type="float">
            <text:p>1.5512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552664" calcext:value-type="float">
            <text:p>1.55266E-02</text:p>
          </table:table-cell>
          <table:table-cell/>
          <table:table-cell table:formula="of:=100*([.E60]-[.I60])/[.E60]" office:value-type="float" office:value="-0.0894647051820013" calcext:value-type="float">
            <text:p>-0.089464705182001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61]/[.$D$105]" office:value-type="float" office:value="0.0154039166113548" calcext:value-type="float">
            <text:p>1.54039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541467" calcext:value-type="float">
            <text:p>1.54147E-02</text:p>
          </table:table-cell>
          <table:table-cell/>
          <table:table-cell table:formula="of:=100*([.E61]-[.I61])/[.E61]" office:value-type="float" office:value="-0.0698094446789682" calcext:value-type="float">
            <text:p>-0.069809444678968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62]/[.$D$105]" office:value-type="float" office:value="0.0152639828751717" calcext:value-type="float">
            <text:p>1.52640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5287" calcext:value-type="float">
            <text:p>1.52870E-02</text:p>
          </table:table-cell>
          <table:table-cell/>
          <table:table-cell table:formula="of:=100*([.E62]-[.I62])/[.E62]" office:value-type="float" office:value="-0.150793701856797" calcext:value-type="float">
            <text:p>-0.150793701856797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63]/[.$D$105]" office:value-type="float" office:value="0.0151189929395368" calcext:value-type="float">
            <text:p>1.51190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514375" calcext:value-type="float">
            <text:p>1.51438E-02</text:p>
          </table:table-cell>
          <table:table-cell/>
          <table:table-cell table:formula="of:=100*([.E63]-[.I63])/[.E63]" office:value-type="float" office:value="-0.163748078739481" calcext:value-type="float">
            <text:p>-0.163748078739481</text:p>
          </table:table-cell>
        </table:table-row>
        <table:table-row table:style-name="ro1">
          <table:table-cell/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64]/[.$D$105]" office:value-type="float" office:value="0.0149485170255833" calcext:value-type="float">
            <text:p>1.49485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498508" calcext:value-type="float">
            <text:p>1.49851E-02</text:p>
          </table:table-cell>
          <table:table-cell/>
          <table:table-cell table:formula="of:=100*([.E64]-[.I64])/[.E64]" office:value-type="float" office:value="-0.244592653265631" calcext:value-type="float">
            <text:p>-0.244592653265631</text:p>
          </table:table-cell>
        </table:table-row>
        <table:table-row table:style-name="ro1">
          <table:table-cell/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65]/[.$D$105]" office:value-type="float" office:value="0.0147744197795899" calcext:value-type="float">
            <text:p>1.47744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481115" calcext:value-type="float">
            <text:p>1.48112E-02</text:p>
          </table:table-cell>
          <table:table-cell/>
          <table:table-cell table:formula="of:=100*([.E65]-[.I65])/[.E65]" office:value-type="float" office:value="-0.24860685534915" calcext:value-type="float">
            <text:p>-0.24860685534915</text:p>
          </table:table-cell>
        </table:table-row>
        <table:table-row table:style-name="ro1">
          <table:table-cell/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66]/[.$D$105]" office:value-type="float" office:value="0.0145684138154337" calcext:value-type="float">
            <text:p>1.45684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462212" calcext:value-type="float">
            <text:p>1.46221E-02</text:p>
          </table:table-cell>
          <table:table-cell/>
          <table:table-cell table:formula="of:=100*([.E66]-[.I66])/[.E66]" office:value-type="float" office:value="-0.368648126328261" calcext:value-type="float">
            <text:p>-0.368648126328261</text:p>
          </table:table-cell>
        </table:table-row>
        <table:table-row table:style-name="ro1">
          <table:table-cell/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67]/[.$D$105]" office:value-type="float" office:value="0.014347170925902" calcext:value-type="float">
            <text:p>1.43472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44182" calcext:value-type="float">
            <text:p>1.44182E-02</text:p>
          </table:table-cell>
          <table:table-cell/>
          <table:table-cell table:formula="of:=100*([.E67]-[.I67])/[.E67]" office:value-type="float" office:value="-0.495073728923994" calcext:value-type="float">
            <text:p>-0.495073728923994</text:p>
          </table:table-cell>
        </table:table-row>
        <table:table-row table:style-name="ro1">
          <table:table-cell/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68]/[.$D$105]" office:value-type="float" office:value="0.0141064548357785" calcext:value-type="float">
            <text:p>1.41065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419959" calcext:value-type="float">
            <text:p>1.41996E-02</text:p>
          </table:table-cell>
          <table:table-cell/>
          <table:table-cell table:formula="of:=100*([.E68]-[.I68])/[.E68]" office:value-type="float" office:value="-0.660230832662798" calcext:value-type="float">
            <text:p>-0.660230832662798</text:p>
          </table:table-cell>
        </table:table-row>
        <table:table-row table:style-name="ro1">
          <table:table-cell/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69]/[.$D$105]" office:value-type="float" office:value="0.0138686768074987" calcext:value-type="float">
            <text:p>1.3868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396652" calcext:value-type="float">
            <text:p>1.39665E-02</text:p>
          </table:table-cell>
          <table:table-cell/>
          <table:table-cell table:formula="of:=100*([.E69]-[.I69])/[.E69]" office:value-type="float" office:value="-0.705497675512748" calcext:value-type="float">
            <text:p>-0.705497675512748</text:p>
          </table:table-cell>
        </table:table-row>
        <table:table-row table:style-name="ro1">
          <table:table-cell/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70]/[.$D$105]" office:value-type="float" office:value="0.0136211963424328" calcext:value-type="float">
            <text:p>1.36212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371921" calcext:value-type="float">
            <text:p>1.37192E-02</text:p>
          </table:table-cell>
          <table:table-cell/>
          <table:table-cell table:formula="of:=100*([.E70]-[.I70])/[.E70]" office:value-type="float" office:value="-0.719567173860431" calcext:value-type="float">
            <text:p>-0.719567173860431</text:p>
          </table:table-cell>
        </table:table-row>
        <table:table-row table:style-name="ro1">
          <table:table-cell/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71]/[.$D$105]" office:value-type="float" office:value="0.0133454968182635" calcext:value-type="float">
            <text:p>1.33455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345793" calcext:value-type="float">
            <text:p>1.34579E-02</text:p>
          </table:table-cell>
          <table:table-cell/>
          <table:table-cell table:formula="of:=100*([.E71]-[.I71])/[.E71]" office:value-type="float" office:value="-0.842480300790509" calcext:value-type="float">
            <text:p>-0.842480300790509</text:p>
          </table:table-cell>
        </table:table-row>
        <table:table-row table:style-name="ro1">
          <table:table-cell/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72]/[.$D$105]" office:value-type="float" office:value="0.0130605731464455" calcext:value-type="float">
            <text:p>1.3060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318293" calcext:value-type="float">
            <text:p>1.31829E-02</text:p>
          </table:table-cell>
          <table:table-cell/>
          <table:table-cell table:formula="of:=100*([.E72]-[.I72])/[.E72]" office:value-type="float" office:value="-0.936841378878135" calcext:value-type="float">
            <text:p>-0.936841378878135</text:p>
          </table:table-cell>
        </table:table-row>
        <table:table-row table:style-name="ro1">
          <table:table-cell/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73]/[.$D$105]" office:value-type="float" office:value="0.0127586360467419" calcext:value-type="float">
            <text:p>1.2758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289451" calcext:value-type="float">
            <text:p>1.28945E-02</text:p>
          </table:table-cell>
          <table:table-cell/>
          <table:table-cell table:formula="of:=100*([.E73]-[.I73])/[.E73]" office:value-type="float" office:value="-1.06495673017368" calcext:value-type="float">
            <text:p>-1.06495673017368</text:p>
          </table:table-cell>
        </table:table-row>
        <table:table-row table:style-name="ro1">
          <table:table-cell/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74]/[.$D$105]" office:value-type="float" office:value="0.0124556057147243" calcext:value-type="float">
            <text:p>1.2455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259294" calcext:value-type="float">
            <text:p>1.25929E-02</text:p>
          </table:table-cell>
          <table:table-cell/>
          <table:table-cell table:formula="of:=100*([.E74]-[.I74])/[.E74]" office:value-type="float" office:value="-1.10259017843923" calcext:value-type="float">
            <text:p>-1.10259017843923</text:p>
          </table:table-cell>
        </table:table-row>
        <table:table-row table:style-name="ro1">
          <table:table-cell/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75]/[.$D$105]" office:value-type="float" office:value="0.0121199833943478" calcext:value-type="float">
            <text:p>1.2120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227855" calcext:value-type="float">
            <text:p>1.22786E-02</text:p>
          </table:table-cell>
          <table:table-cell/>
          <table:table-cell table:formula="of:=100*([.E75]-[.I75])/[.E75]" office:value-type="float" office:value="-1.30830711967954" calcext:value-type="float">
            <text:p>-1.30830711967954</text:p>
          </table:table-cell>
        </table:table-row>
        <table:table-row table:style-name="ro1">
          <table:table-cell/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76]/[.$D$105]" office:value-type="float" office:value="0.0117825162444414" calcext:value-type="float">
            <text:p>1.1782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195164" calcext:value-type="float">
            <text:p>1.19516E-02</text:p>
          </table:table-cell>
          <table:table-cell/>
          <table:table-cell table:formula="of:=100*([.E76]-[.I76])/[.E76]" office:value-type="float" office:value="-1.43537892967765" calcext:value-type="float">
            <text:p>-1.43537892967765</text:p>
          </table:table-cell>
        </table:table-row>
        <table:table-row table:style-name="ro1">
          <table:table-cell/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77]/[.$D$105]" office:value-type="float" office:value="0.0114278990126103" calcext:value-type="float">
            <text:p>1.14279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161255" calcext:value-type="float">
            <text:p>1.16126E-02</text:p>
          </table:table-cell>
          <table:table-cell/>
          <table:table-cell table:formula="of:=100*([.E77]-[.I77])/[.E77]" office:value-type="float" office:value="-1.6157912069918" calcext:value-type="float">
            <text:p>-1.6157912069918</text:p>
          </table:table-cell>
        </table:table-row>
        <table:table-row table:style-name="ro1">
          <table:table-cell/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78]/[.$D$105]" office:value-type="float" office:value="0.0110581131824235" calcext:value-type="float">
            <text:p>1.10581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126163" calcext:value-type="float">
            <text:p>1.12616E-02</text:p>
          </table:table-cell>
          <table:table-cell/>
          <table:table-cell table:formula="of:=100*([.E78]-[.I78])/[.E78]" office:value-type="float" office:value="-1.84042986555818" calcext:value-type="float">
            <text:p>-1.84042986555818</text:p>
          </table:table-cell>
        </table:table-row>
        <table:table-row table:style-name="ro1">
          <table:table-cell/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79]/[.$D$105]" office:value-type="float" office:value="0.0106873707739619" calcext:value-type="float">
            <text:p>1.06874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1087441" calcext:value-type="float">
            <text:p>1.08744E-02</text:p>
          </table:table-cell>
          <table:table-cell/>
          <table:table-cell table:formula="of:=100*([.E79]-[.I79])/[.E79]" office:value-type="float" office:value="-1.75009579057381" calcext:value-type="float">
            <text:p>-1.75009579057381</text:p>
          </table:table-cell>
        </table:table-row>
        <table:table-row table:style-name="ro1">
          <table:table-cell/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80]/[.$D$105]" office:value-type="float" office:value="0.0102909374061229" calcext:value-type="float">
            <text:p>1.02909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1043638" calcext:value-type="float">
            <text:p>1.04364E-02</text:p>
          </table:table-cell>
          <table:table-cell/>
          <table:table-cell table:formula="of:=100*([.E80]-[.I80])/[.E80]" office:value-type="float" office:value="-1.41330753591522" calcext:value-type="float">
            <text:p>-1.41330753591522</text:p>
          </table:table-cell>
        </table:table-row>
        <table:table-row table:style-name="ro1">
          <table:table-cell/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81]/[.$D$105]" office:value-type="float" office:value="0.0099216298650734" calcext:value-type="float">
            <text:p>9.92163E-03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1000055" calcext:value-type="float">
            <text:p>1.00006E-02</text:p>
          </table:table-cell>
          <table:table-cell/>
          <table:table-cell table:formula="of:=100*([.E81]-[.I81])/[.E81]" office:value-type="float" office:value="-0.795435185547612" calcext:value-type="float">
            <text:p>-0.795435185547612</text:p>
          </table:table-cell>
        </table:table-row>
        <table:table-row table:style-name="ro1">
          <table:table-cell/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82]/[.$D$105]" office:value-type="float" office:value="0.00953045767774526" calcext:value-type="float">
            <text:p>9.53046E-03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566821" calcext:value-type="float">
            <text:p>9.56682E-03</text:p>
          </table:table-cell>
          <table:table-cell/>
          <table:table-cell table:formula="of:=100*([.E82]-[.I82])/[.E82]" office:value-type="float" office:value="-0.381548541363923" calcext:value-type="float">
            <text:p>-0.381548541363923</text:p>
          </table:table-cell>
        </table:table-row>
        <table:table-row table:style-name="ro1">
          <table:table-cell/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83]/[.$D$105]" office:value-type="float" office:value="0.00914400005477094" calcext:value-type="float">
            <text:p>9.14400E-03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135096" calcext:value-type="float">
            <text:p>9.13510E-03</text:p>
          </table:table-cell>
          <table:table-cell/>
          <table:table-cell table:formula="of:=100*([.E83]-[.I83])/[.E83]" office:value-type="float" office:value="0.0973759264829902" calcext:value-type="float">
            <text:p>0.09737592648299</text:p>
          </table:table-cell>
        </table:table-row>
        <table:table-row table:style-name="ro1">
          <table:table-cell/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84]/[.$D$105]" office:value-type="float" office:value="0.00874333041171552" calcext:value-type="float">
            <text:p>8.74333E-03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8705288" calcext:value-type="float">
            <text:p>8.70529E-03</text:p>
          </table:table-cell>
          <table:table-cell/>
          <table:table-cell table:formula="of:=100*([.E84]-[.I84])/[.E84]" office:value-type="float" office:value="0.435102071226204" calcext:value-type="float">
            <text:p>0.435102071226204</text:p>
          </table:table-cell>
        </table:table-row>
        <table:table-row table:style-name="ro1">
          <table:table-cell/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85]/[.$D$105]" office:value-type="float" office:value="0.00834600879262152" calcext:value-type="float">
            <text:p>8.34601E-03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8277306" calcext:value-type="float">
            <text:p>8.27731E-03</text:p>
          </table:table-cell>
          <table:table-cell/>
          <table:table-cell table:formula="of:=100*([.E85]-[.I85])/[.E85]" office:value-type="float" office:value="0.823181407168688" calcext:value-type="float">
            <text:p>0.823181407168688</text:p>
          </table:table-cell>
        </table:table-row>
        <table:table-row table:style-name="ro1">
          <table:table-cell/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86]/[.$D$105]" office:value-type="float" office:value="0.00794089789329077" calcext:value-type="float">
            <text:p>7.94090E-03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7851062" calcext:value-type="float">
            <text:p>7.85106E-03</text:p>
          </table:table-cell>
          <table:table-cell/>
          <table:table-cell table:formula="of:=100*([.E86]-[.I86])/[.E86]" office:value-type="float" office:value="1.13130649075175" calcext:value-type="float">
            <text:p>1.13130649075175</text:p>
          </table:table-cell>
        </table:table-row>
        <table:table-row table:style-name="ro1">
          <table:table-cell/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87]/[.$D$105]" office:value-type="float" office:value="0.00752048174156499" calcext:value-type="float">
            <text:p>7.52048E-03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7426465" calcext:value-type="float">
            <text:p>7.42647E-03</text:p>
          </table:table-cell>
          <table:table-cell/>
          <table:table-cell table:formula="of:=100*([.E87]-[.I87])/[.E87]" office:value-type="float" office:value="1.25014254133972" calcext:value-type="float">
            <text:p>1.25014254133972</text:p>
          </table:table-cell>
        </table:table-row>
        <table:table-row table:style-name="ro1">
          <table:table-cell/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88]/[.$D$105]" office:value-type="float" office:value="0.00710737658093862" calcext:value-type="float">
            <text:p>7.10738E-03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7003426" calcext:value-type="float">
            <text:p>7.00343E-03</text:p>
          </table:table-cell>
          <table:table-cell/>
          <table:table-cell table:formula="of:=100*([.E88]-[.I88])/[.E88]" office:value-type="float" office:value="1.46257314150779" calcext:value-type="float">
            <text:p>1.46257314150779</text:p>
          </table:table-cell>
        </table:table-row>
        <table:table-row table:style-name="ro1">
          <table:table-cell/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89]/[.$D$105]" office:value-type="float" office:value="0.00668422051572606" calcext:value-type="float">
            <text:p>6.68422E-03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6581857" calcext:value-type="float">
            <text:p>6.58186E-03</text:p>
          </table:table-cell>
          <table:table-cell/>
          <table:table-cell table:formula="of:=100*([.E89]-[.I89])/[.E89]" office:value-type="float" office:value="1.53142038754145" calcext:value-type="float">
            <text:p>1.53142038754145</text:p>
          </table:table-cell>
        </table:table-row>
        <table:table-row table:style-name="ro1">
          <table:table-cell/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90]/[.$D$105]" office:value-type="float" office:value="0.00627153898262134" calcext:value-type="float">
            <text:p>6.27154E-03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6161669" calcext:value-type="float">
            <text:p>6.16167E-03</text:p>
          </table:table-cell>
          <table:table-cell/>
          <table:table-cell table:formula="of:=100*([.E90]-[.I90])/[.E90]" office:value-type="float" office:value="1.75188231988657" calcext:value-type="float">
            <text:p>1.75188231988657</text:p>
          </table:table-cell>
        </table:table-row>
        <table:table-row table:style-name="ro1">
          <table:table-cell/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91]/[.$D$105]" office:value-type="float" office:value="0.00586432361108627" calcext:value-type="float">
            <text:p>5.86432E-03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5742775" calcext:value-type="float">
            <text:p>5.74278E-03</text:p>
          </table:table-cell>
          <table:table-cell/>
          <table:table-cell table:formula="of:=100*([.E91]-[.I91])/[.E91]" office:value-type="float" office:value="2.07267912119452" calcext:value-type="float">
            <text:p>2.07267912119452</text:p>
          </table:table-cell>
        </table:table-row>
        <table:table-row table:style-name="ro1">
          <table:table-cell/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92]/[.$D$105]" office:value-type="float" office:value="0.00544535599217645" calcext:value-type="float">
            <text:p>5.44536E-03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5325085" calcext:value-type="float">
            <text:p>5.32509E-03</text:p>
          </table:table-cell>
          <table:table-cell/>
          <table:table-cell table:formula="of:=100*([.E92]-[.I92])/[.E92]" office:value-type="float" office:value="2.20868924546431" calcext:value-type="float">
            <text:p>2.20868924546431</text:p>
          </table:table-cell>
        </table:table-row>
        <table:table-row table:style-name="ro1">
          <table:table-cell/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93]/[.$D$105]" office:value-type="float" office:value="0.00503373352787585" calcext:value-type="float">
            <text:p>5.03373E-03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4908512" calcext:value-type="float">
            <text:p>4.90851E-03</text:p>
          </table:table-cell>
          <table:table-cell/>
          <table:table-cell table:formula="of:=100*([.E93]-[.I93])/[.E93]" office:value-type="float" office:value="2.487647134724" calcext:value-type="float">
            <text:p>2.487647134724</text:p>
          </table:table-cell>
        </table:table-row>
        <table:table-row table:style-name="ro1">
          <table:table-cell/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94]/[.$D$105]" office:value-type="float" office:value="0.0046126272732519" calcext:value-type="float">
            <text:p>4.6126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449297" calcext:value-type="float">
            <text:p>4.49297E-03</text:p>
          </table:table-cell>
          <table:table-cell/>
          <table:table-cell table:formula="of:=100*([.E94]-[.I94])/[.E94]" office:value-type="float" office:value="2.59412404608928" calcext:value-type="float">
            <text:p>2.59412404608928</text:p>
          </table:table-cell>
        </table:table-row>
        <table:table-row table:style-name="ro1">
          <table:table-cell/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95]/[.$D$105]" office:value-type="float" office:value="0.00419544982225614" calcext:value-type="float">
            <text:p>4.19545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407837" calcext:value-type="float">
            <text:p>4.07837E-03</text:p>
          </table:table-cell>
          <table:table-cell/>
          <table:table-cell table:formula="of:=100*([.E95]-[.I95])/[.E95]" office:value-type="float" office:value="2.79063812502422" calcext:value-type="float">
            <text:p>2.79063812502422</text:p>
          </table:table-cell>
        </table:table-row>
        <table:table-row table:style-name="ro1">
          <table:table-cell/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96]/[.$D$105]" office:value-type="float" office:value="0.00376966999949014" calcext:value-type="float">
            <text:p>3.76967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3664626" calcext:value-type="float">
            <text:p>3.66463E-03</text:p>
          </table:table-cell>
          <table:table-cell/>
          <table:table-cell table:formula="of:=100*([.E96]-[.I96])/[.E96]" office:value-type="float" office:value="2.78655690032154" calcext:value-type="float">
            <text:p>2.78655690032154</text:p>
          </table:table-cell>
        </table:table-row>
        <table:table-row table:style-name="ro1">
          <table:table-cell/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97]/[.$D$105]" office:value-type="float" office:value="0.00335193909963546" calcext:value-type="float">
            <text:p>3.35194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3251651" calcext:value-type="float">
            <text:p>3.25165E-03</text:p>
          </table:table-cell>
          <table:table-cell/>
          <table:table-cell table:formula="of:=100*([.E97]-[.I97])/[.E97]" office:value-type="float" office:value="2.9919427726585" calcext:value-type="float">
            <text:p>2.9919427726585</text:p>
          </table:table-cell>
        </table:table-row>
        <table:table-row table:style-name="ro1">
          <table:table-cell/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98]/[.$D$105]" office:value-type="float" office:value="0.00293646982413021" calcext:value-type="float">
            <text:p>2.93647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2839359" calcext:value-type="float">
            <text:p>2.83936E-03</text:p>
          </table:table-cell>
          <table:table-cell/>
          <table:table-cell table:formula="of:=100*([.E98]-[.I98])/[.E98]" office:value-type="float" office:value="3.30706017586878" calcext:value-type="float">
            <text:p>3.30706017586878</text:p>
          </table:table-cell>
        </table:table-row>
        <table:table-row table:style-name="ro1">
          <table:table-cell/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99]/[.$D$105]" office:value-type="float" office:value="0.002517932665444" calcext:value-type="float">
            <text:p>2.51793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2427662" calcext:value-type="float">
            <text:p>2.42766E-03</text:p>
          </table:table-cell>
          <table:table-cell/>
          <table:table-cell table:formula="of:=100*([.E99]-[.I99])/[.E99]" office:value-type="float" office:value="3.58511038372374" calcext:value-type="float">
            <text:p>3.58511038372374</text:p>
          </table:table-cell>
        </table:table-row>
        <table:table-row table:style-name="ro1">
          <table:table-cell/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100]/[.$D$105]" office:value-type="float" office:value="0.00209748235020842" calcext:value-type="float">
            <text:p>2.09748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2016475" calcext:value-type="float">
            <text:p>2.01648E-03</text:p>
          </table:table-cell>
          <table:table-cell/>
          <table:table-cell table:formula="of:=100*([.E100]-[.I100])/[.E100]" office:value-type="float" office:value="3.86212309249554" calcext:value-type="float">
            <text:p>3.86212309249554</text:p>
          </table:table-cell>
        </table:table-row>
        <table:table-row table:style-name="ro1">
          <table:table-cell/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101]/[.$D$105]" office:value-type="float" office:value="0.00166832717267316" calcext:value-type="float">
            <text:p>1.66833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160571" calcext:value-type="float">
            <text:p>1.60571E-03</text:p>
          </table:table-cell>
          <table:table-cell/>
          <table:table-cell table:formula="of:=100*([.E101]-[.I101])/[.E101]" office:value-type="float" office:value="3.75329094309654" calcext:value-type="float">
            <text:p>3.75329094309654</text:p>
          </table:table-cell>
        </table:table-row>
        <table:table-row table:style-name="ro1">
          <table:table-cell/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102]/[.$D$105]" office:value-type="float" office:value="0.0012380924282279" calcext:value-type="float">
            <text:p>1.23809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1195283" calcext:value-type="float">
            <text:p>1.19528E-03</text:p>
          </table:table-cell>
          <table:table-cell/>
          <table:table-cell table:formula="of:=100*([.E102]-[.I102])/[.E102]" office:value-type="float" office:value="3.45769243489938" calcext:value-type="float">
            <text:p>3.45769243489938</text:p>
          </table:table-cell>
        </table:table-row>
        <table:table-row table:style-name="ro1">
          <table:table-cell/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103]/[.$D$105]" office:value-type="float" office:value="0.000779447309024374" calcext:value-type="float">
            <text:p>7.79447E-04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07851068" calcext:value-type="float">
            <text:p>7.85107E-04</text:p>
          </table:table-cell>
          <table:table-cell/>
          <table:table-cell table:formula="of:=100*([.E103]-[.I103])/[.E103]" office:value-type="float" office:value="-0.726090257814798" calcext:value-type="float">
            <text:p>-0.726090257814798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1463.54986" calcext:value-type="float">
            <text:p>1.46355E+03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6:50:29.681273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0-13T18:41:21.246865456</dc:date>
    <meta:editing-duration>PT1H12M45S</meta:editing-duration>
    <meta:editing-cycles>4</meta:editing-cycles>
    <meta:generator>LibreOffice/6.4.6.2$Linux_X86_64 LibreOffice_project/40$Build-2</meta:generator>
    <meta:document-statistic meta:table-count="2" meta:cell-count="116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74cm" svg:height="16.602cm" xlink:href=".." xlink:type="simple" chart:class="chart:scatter" chart:style-name="ch1">
        <chart:legend chart:legend-position="end" svg:x="18.291cm" svg:y="1.258cm" style:legend-expansion="custom" chartooo:width="3.123cm" chartooo:height="1.101cm" style:legend-expansion-aspect-ratio="2.83651226158038" chart:style-name="ch2"/>
        <chart:plot-area chart:style-name="ch3" table:cell-range-address="Sheet1.B3:Sheet1.C52 Sheet1.C2:Sheet1.C2 Sheet1.H2:Sheet1.H2 Sheet1.H52:Sheet1.H52" chart:data-source-has-labels="row" svg:x="2.848cm" svg:y="0.5cm" svg:width="19.276cm" svg:height="15.222cm">
          <chartooo:coordinate-region svg:x="3.76cm" svg:y="0.699cm" svg:width="18.084cm" svg:height="14.3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52" chart:label-cell-address="Sheet1.C2:Sheet1.C2" chart:class="chart:scatter">
            <chart:domain table:cell-range-address="Sheet1.B3:Sheet1.B52"/>
            <chart:data-point chart:repeated="50"/>
          </chart:series>
          <chart:series chart:style-name="ch8" chart:values-cell-range-address="Sheet1.H52:Sheet1.H52" chart:label-cell-address="Sheet1.H2:Sheet1.H2" chart:class="chart:scatter">
            <chart:domain table:cell-range-address="Sheet1.F3:Sheet1.F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</text:p>
                <draw:g>
                  <svg:desc>Sheet1.C2:Sheet1.C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MILONGA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3:Sheet1.B52</svg:desc>
                </draw:g>
              </table:table-cell>
              <table:table-cell office:value-type="float" office:value="0.001896741">
                <text:p>0.001896741</text:p>
                <draw:g>
                  <svg:desc>Sheet1.C3:Sheet1.C52</svg:desc>
                </draw:g>
              </table:table-cell>
              <table:table-cell office:value-type="float" office:value="2">
                <text:p>2</text:p>
                <draw:g>
                  <svg:desc>Sheet1.F3:Sheet1.F52</svg:desc>
                </draw:g>
              </table:table-cell>
              <table:table-cell office:value-type="float" office:value="0.00098663588949678">
                <text:p>0.00098663588949678</text:p>
                <draw:g>
                  <svg:desc>Sheet1.H52:Sheet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3786284">
                <text:p>0.0037862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566146">
                <text:p>0.0056614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515153">
                <text:p>0.00751515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340331">
                <text:p>0.00934033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1113007">
                <text:p>0.0111300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1287757">
                <text:p>0.0128775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1457621">
                <text:p>0.0145762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1621955">
                <text:p>0.0162195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1780135">
                <text:p>0.0178013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1931561">
                <text:p>0.019315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2075659">
                <text:p>0.0207565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2211881">
                <text:p>0.022118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2339713">
                <text:p>0.0233971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2458669">
                <text:p>0.0245866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2568298">
                <text:p>0.0256829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2668184">
                <text:p>0.0266818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2757948">
                <text:p>0.027579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2837251">
                <text:p>0.02837251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2905792">
                <text:p>0.02905792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2963311">
                <text:p>0.0296331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300959">
                <text:p>0.030095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3044453">
                <text:p>0.03044453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3067769">
                <text:p>0.03067769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3079449">
                <text:p>0.0307944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3079449">
                <text:p>0.03079449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3067769">
                <text:p>0.03067769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3044453">
                <text:p>0.0304445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300959">
                <text:p>0.0300959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2963311">
                <text:p>0.02963311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2905792">
                <text:p>0.0290579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2837251">
                <text:p>0.02837251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2757948">
                <text:p>0.02757948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2668184">
                <text:p>0.0266818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2568298">
                <text:p>0.0256829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2458669">
                <text:p>0.02458669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2339713">
                <text:p>0.02339713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2211881">
                <text:p>0.0221188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2075659">
                <text:p>0.02075659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1931561">
                <text:p>0.01931561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1780135">
                <text:p>0.01780135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1621955">
                <text:p>0.01621955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1457621">
                <text:p>0.0145762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1287757">
                <text:p>0.01287757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1113007">
                <text:p>0.0111300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9340331">
                <text:p>0.009340331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7515153">
                <text:p>0.007515153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566146">
                <text:p>0.0056614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3786284">
                <text:p>0.00378628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896741">
                <text:p>0.001896741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2.325cm" chartooo:height="0.598cm" style:legend-expansion-aspect-ratio="3.88795986622074" chart:style-name="ch2"/>
        <chart:plot-area chart:style-name="ch3" table:cell-range-address="Sheet2.C4:Sheet2.C103 Sheet2.E3:Sheet2.E103 Sheet2.I3:Sheet2.I103" chart:data-source-has-labels="row" svg:x="0.419cm" svg:y="0.218cm" svg:width="20.181cm" svg:height="10.533cm">
          <chartooo:coordinate-region svg:x="1.331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4:Sheet2.E103" chart:label-cell-address="Sheet2.E3:Sheet2.E3" chart:class="chart:scatter">
            <chart:domain table:cell-range-address="Sheet2.C4:Sheet2.C103"/>
            <chart:data-point chart:repeated="100"/>
          </chart:series>
          <chart:series chart:style-name="ch8" chart:values-cell-range-address="Sheet2.I4:Sheet2.I103" chart:label-cell-address="Sheet2.I3:Sheet2.I3" chart:class="chart:scatter">
            <chart:domain table:cell-range-address="Sheet2.H4:Sheet2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Sheet2.E3:Sheet2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Sheet2.I3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C4:Sheet2.C103</svg:desc>
                </draw:g>
              </table:table-cell>
              <table:table-cell office:value-type="float" office:value="0.000778442901835951">
                <text:p>0.000778442901835951</text:p>
                <draw:g>
                  <svg:desc>Sheet2.E4:Sheet2.E103</svg:desc>
                </draw:g>
              </table:table-cell>
              <table:table-cell office:value-type="float" office:value="1">
                <text:p>1</text:p>
                <draw:g>
                  <svg:desc>Sheet2.H4:Sheet2.H103</svg:desc>
                </draw:g>
              </table:table-cell>
              <table:table-cell office:value-type="float" office:value="0.0007825676">
                <text:p>0.0007825676</text:p>
                <draw:g>
                  <svg:desc>Sheet2.I4:Sheet2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23900117758885">
                <text:p>0.00123900117758885</text:p>
              </table:table-cell>
              <table:table-cell office:value-type="float" office:value="3">
                <text:p>3</text:p>
              </table:table-cell>
              <table:table-cell office:value-type="float" office:value="0.001191417">
                <text:p>0.00119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66482199656662">
                <text:p>0.00166482199656662</text:p>
              </table:table-cell>
              <table:table-cell office:value-type="float" office:value="5">
                <text:p>5</text:p>
              </table:table-cell>
              <table:table-cell office:value-type="float" office:value="0.001600517">
                <text:p>0.0016005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209261746641143">
                <text:p>0.00209261746641143</text:p>
              </table:table-cell>
              <table:table-cell office:value-type="float" office:value="7">
                <text:p>7</text:p>
              </table:table-cell>
              <table:table-cell office:value-type="float" office:value="0.002009953">
                <text:p>0.002009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251075832838384">
                <text:p>0.00251075832838384</text:p>
              </table:table-cell>
              <table:table-cell office:value-type="float" office:value="9">
                <text:p>9</text:p>
              </table:table-cell>
              <table:table-cell office:value-type="float" office:value="0.002419811">
                <text:p>0.00241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29297191145917">
                <text:p>0.0029297191145917</text:p>
              </table:table-cell>
              <table:table-cell office:value-type="float" office:value="11">
                <text:p>11</text:p>
              </table:table-cell>
              <table:table-cell office:value-type="float" office:value="0.002830176">
                <text:p>0.002830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335714561853055">
                <text:p>0.00335714561853055</text:p>
              </table:table-cell>
              <table:table-cell office:value-type="float" office:value="13">
                <text:p>13</text:p>
              </table:table-cell>
              <table:table-cell office:value-type="float" office:value="0.003241135">
                <text:p>0.003241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377370812634972">
                <text:p>0.00377370812634972</text:p>
              </table:table-cell>
              <table:table-cell office:value-type="float" office:value="15">
                <text:p>15</text:p>
              </table:table-cell>
              <table:table-cell office:value-type="float" office:value="0.003652774">
                <text:p>0.003652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419212229640062">
                <text:p>0.00419212229640062</text:p>
              </table:table-cell>
              <table:table-cell office:value-type="float" office:value="17">
                <text:p>17</text:p>
              </table:table-cell>
              <table:table-cell office:value-type="float" office:value="0.00406518">
                <text:p>0.00406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460681264388218">
                <text:p>0.00460681264388218</text:p>
              </table:table-cell>
              <table:table-cell office:value-type="float" office:value="19">
                <text:p>19</text:p>
              </table:table-cell>
              <table:table-cell office:value-type="float" office:value="0.004478439">
                <text:p>0.004478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502437955888978">
                <text:p>0.00502437955888978</text:p>
              </table:table-cell>
              <table:table-cell office:value-type="float" office:value="21">
                <text:p>21</text:p>
              </table:table-cell>
              <table:table-cell office:value-type="float" office:value="0.004892637">
                <text:p>0.004892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543967801684597">
                <text:p>0.00543967801684597</text:p>
              </table:table-cell>
              <table:table-cell office:value-type="float" office:value="23">
                <text:p>23</text:p>
              </table:table-cell>
              <table:table-cell office:value-type="float" office:value="0.005307863">
                <text:p>0.005307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585581006444154">
                <text:p>0.00585581006444154</text:p>
              </table:table-cell>
              <table:table-cell office:value-type="float" office:value="25">
                <text:p>25</text:p>
              </table:table-cell>
              <table:table-cell office:value-type="float" office:value="0.005724202">
                <text:p>0.005724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62751124857475">
                <text:p>0.0062751124857475</text:p>
              </table:table-cell>
              <table:table-cell office:value-type="float" office:value="27">
                <text:p>27</text:p>
              </table:table-cell>
              <table:table-cell office:value-type="float" office:value="0.006141742">
                <text:p>0.006141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668320244313371">
                <text:p>0.00668320244313371</text:p>
              </table:table-cell>
              <table:table-cell office:value-type="float" office:value="29">
                <text:p>29</text:p>
              </table:table-cell>
              <table:table-cell office:value-type="float" office:value="0.006560571">
                <text:p>0.006560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708790338034674">
                <text:p>0.00708790338034674</text:p>
              </table:table-cell>
              <table:table-cell office:value-type="float" office:value="31">
                <text:p>31</text:p>
              </table:table-cell>
              <table:table-cell office:value-type="float" office:value="0.006980776">
                <text:p>0.006980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749841211422753">
                <text:p>0.00749841211422753</text:p>
              </table:table-cell>
              <table:table-cell office:value-type="float" office:value="33">
                <text:p>33</text:p>
              </table:table-cell>
              <table:table-cell office:value-type="float" office:value="0.007402447">
                <text:p>0.007402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78992867383418">
                <text:p>0.0078992867383418</text:p>
              </table:table-cell>
              <table:table-cell office:value-type="float" office:value="35">
                <text:p>35</text:p>
              </table:table-cell>
              <table:table-cell office:value-type="float" office:value="0.007825671">
                <text:p>0.007825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30125459477001">
                <text:p>0.00830125459477001</text:p>
              </table:table-cell>
              <table:table-cell office:value-type="float" office:value="37">
                <text:p>37</text:p>
              </table:table-cell>
              <table:table-cell office:value-type="float" office:value="0.008250536">
                <text:p>0.0082505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70390572139442">
                <text:p>0.00870390572139442</text:p>
              </table:table-cell>
              <table:table-cell office:value-type="float" office:value="39">
                <text:p>39</text:p>
              </table:table-cell>
              <table:table-cell office:value-type="float" office:value="0.008677134">
                <text:p>0.008677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09644444911497">
                <text:p>0.00909644444911497</text:p>
              </table:table-cell>
              <table:table-cell office:value-type="float" office:value="41">
                <text:p>41</text:p>
              </table:table-cell>
              <table:table-cell office:value-type="float" office:value="0.009105552">
                <text:p>0.009105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49561089773874">
                <text:p>0.00949561089773874</text:p>
              </table:table-cell>
              <table:table-cell office:value-type="float" office:value="43">
                <text:p>43</text:p>
              </table:table-cell>
              <table:table-cell office:value-type="float" office:value="0.00953588">
                <text:p>0.00953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89887696753973">
                <text:p>0.00989887696753973</text:p>
              </table:table-cell>
              <table:table-cell office:value-type="float" office:value="45">
                <text:p>45</text:p>
              </table:table-cell>
              <table:table-cell office:value-type="float" office:value="0.00996821">
                <text:p>0.009968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2797317749052">
                <text:p>0.0102797317749052</text:p>
              </table:table-cell>
              <table:table-cell office:value-type="float" office:value="47">
                <text:p>47</text:p>
              </table:table-cell>
              <table:table-cell office:value-type="float" office:value="0.01040263">
                <text:p>0.010402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6559403449364">
                <text:p>0.0106559403449364</text:p>
              </table:table-cell>
              <table:table-cell office:value-type="float" office:value="49">
                <text:p>49</text:p>
              </table:table-cell>
              <table:table-cell office:value-type="float" office:value="0.01083924">
                <text:p>0.01083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10467708971664">
                <text:p>0.0110467708971664</text:p>
              </table:table-cell>
              <table:table-cell office:value-type="float" office:value="51">
                <text:p>51</text:p>
              </table:table-cell>
              <table:table-cell office:value-type="float" office:value="0.01125166">
                <text:p>0.01125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114179232677457">
                <text:p>0.0114179232677457</text:p>
              </table:table-cell>
              <table:table-cell office:value-type="float" office:value="53">
                <text:p>53</text:p>
              </table:table-cell>
              <table:table-cell office:value-type="float" office:value="0.01160291">
                <text:p>0.01160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17810813770294">
                <text:p>0.0117810813770294</text:p>
              </table:table-cell>
              <table:table-cell office:value-type="float" office:value="55">
                <text:p>55</text:p>
              </table:table-cell>
              <table:table-cell office:value-type="float" office:value="0.01194234">
                <text:p>0.01194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20986653642261">
                <text:p>0.0120986653642261</text:p>
              </table:table-cell>
              <table:table-cell office:value-type="float" office:value="57">
                <text:p>57</text:p>
              </table:table-cell>
              <table:table-cell office:value-type="float" office:value="0.01226959">
                <text:p>0.012269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24476114534287">
                <text:p>0.0124476114534287</text:p>
              </table:table-cell>
              <table:table-cell office:value-type="float" office:value="59">
                <text:p>59</text:p>
              </table:table-cell>
              <table:table-cell office:value-type="float" office:value="0.01258435">
                <text:p>0.01258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27571328523102">
                <text:p>0.0127571328523102</text:p>
              </table:table-cell>
              <table:table-cell office:value-type="float" office:value="61">
                <text:p>61</text:p>
              </table:table-cell>
              <table:table-cell office:value-type="float" office:value="0.01288628">
                <text:p>0.01288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30697289670746">
                <text:p>0.0130697289670746</text:p>
              </table:table-cell>
              <table:table-cell office:value-type="float" office:value="63">
                <text:p>63</text:p>
              </table:table-cell>
              <table:table-cell office:value-type="float" office:value="0.01317508">
                <text:p>0.01317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33646967107769">
                <text:p>0.0133646967107769</text:p>
              </table:table-cell>
              <table:table-cell office:value-type="float" office:value="65">
                <text:p>65</text:p>
              </table:table-cell>
              <table:table-cell office:value-type="float" office:value="0.01345045">
                <text:p>0.01345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3642582699574">
                <text:p>0.013642582699574</text:p>
              </table:table-cell>
              <table:table-cell office:value-type="float" office:value="67">
                <text:p>67</text:p>
              </table:table-cell>
              <table:table-cell office:value-type="float" office:value="0.01371212">
                <text:p>0.01371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38997656014261">
                <text:p>0.0138997656014261</text:p>
              </table:table-cell>
              <table:table-cell office:value-type="float" office:value="69">
                <text:p>69</text:p>
              </table:table-cell>
              <table:table-cell office:value-type="float" office:value="0.01395982">
                <text:p>0.01395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41457428720604">
                <text:p>0.0141457428720604</text:p>
              </table:table-cell>
              <table:table-cell office:value-type="float" office:value="71">
                <text:p>71</text:p>
              </table:table-cell>
              <table:table-cell office:value-type="float" office:value="0.0141933">
                <text:p>0.0141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43681473209256">
                <text:p>0.0143681473209256</text:p>
              </table:table-cell>
              <table:table-cell office:value-type="float" office:value="73">
                <text:p>73</text:p>
              </table:table-cell>
              <table:table-cell office:value-type="float" office:value="0.01441232">
                <text:p>0.01441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45928748884579">
                <text:p>0.0145928748884579</text:p>
              </table:table-cell>
              <table:table-cell office:value-type="float" office:value="75">
                <text:p>75</text:p>
              </table:table-cell>
              <table:table-cell office:value-type="float" office:value="0.01461665">
                <text:p>0.014616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48045519952426">
                <text:p>0.0148045519952426</text:p>
              </table:table-cell>
              <table:table-cell office:value-type="float" office:value="77">
                <text:p>77</text:p>
              </table:table-cell>
              <table:table-cell office:value-type="float" office:value="0.0148061">
                <text:p>0.0148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49661453966454">
                <text:p>0.0149661453966454</text:p>
              </table:table-cell>
              <table:table-cell office:value-type="float" office:value="79">
                <text:p>79</text:p>
              </table:table-cell>
              <table:table-cell office:value-type="float" office:value="0.01498045">
                <text:p>0.01498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151462554203654">
                <text:p>0.0151462554203654</text:p>
              </table:table-cell>
              <table:table-cell office:value-type="float" office:value="81">
                <text:p>81</text:p>
              </table:table-cell>
              <table:table-cell office:value-type="float" office:value="0.01513955">
                <text:p>0.01513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152896738345491">
                <text:p>0.0152896738345491</text:p>
              </table:table-cell>
              <table:table-cell office:value-type="float" office:value="83">
                <text:p>83</text:p>
              </table:table-cell>
              <table:table-cell office:value-type="float" office:value="0.01528323">
                <text:p>0.01528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154102710241795">
                <text:p>0.0154102710241795</text:p>
              </table:table-cell>
              <table:table-cell office:value-type="float" office:value="85">
                <text:p>85</text:p>
              </table:table-cell>
              <table:table-cell office:value-type="float" office:value="0.01541133">
                <text:p>0.01541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15524923763103">
                <text:p>0.015524923763103</text:p>
              </table:table-cell>
              <table:table-cell office:value-type="float" office:value="87">
                <text:p>87</text:p>
              </table:table-cell>
              <table:table-cell office:value-type="float" office:value="0.01552374">
                <text:p>0.01552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156513970764207">
                <text:p>0.0156513970764207</text:p>
              </table:table-cell>
              <table:table-cell office:value-type="float" office:value="89">
                <text:p>89</text:p>
              </table:table-cell>
              <table:table-cell office:value-type="float" office:value="0.01562034">
                <text:p>0.015620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157220472147085">
                <text:p>0.0157220472147085</text:p>
              </table:table-cell>
              <table:table-cell office:value-type="float" office:value="91">
                <text:p>91</text:p>
              </table:table-cell>
              <table:table-cell office:value-type="float" office:value="0.01570102">
                <text:p>0.01570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158164068288046">
                <text:p>0.0158164068288046</text:p>
              </table:table-cell>
              <table:table-cell office:value-type="float" office:value="93">
                <text:p>93</text:p>
              </table:table-cell>
              <table:table-cell office:value-type="float" office:value="0.01576571">
                <text:p>0.01576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15866763842265">
                <text:p>0.015866763842265</text:p>
              </table:table-cell>
              <table:table-cell office:value-type="float" office:value="95">
                <text:p>95</text:p>
              </table:table-cell>
              <table:table-cell office:value-type="float" office:value="0.01581434">
                <text:p>0.01581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58994924846633">
                <text:p>0.0158994924846633</text:p>
              </table:table-cell>
              <table:table-cell office:value-type="float" office:value="97">
                <text:p>97</text:p>
              </table:table-cell>
              <table:table-cell office:value-type="float" office:value="0.01584687">
                <text:p>0.015846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59163692585096">
                <text:p>0.0159163692585096</text:p>
              </table:table-cell>
              <table:table-cell office:value-type="float" office:value="99">
                <text:p>99</text:p>
              </table:table-cell>
              <table:table-cell office:value-type="float" office:value="0.01586325">
                <text:p>0.01586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59078967080766">
                <text:p>0.0159078967080766</text:p>
              </table:table-cell>
              <table:table-cell office:value-type="float" office:value="101">
                <text:p>101</text:p>
              </table:table-cell>
              <table:table-cell office:value-type="float" office:value="0.01586347">
                <text:p>0.015863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58889701236417">
                <text:p>0.0158889701236417</text:p>
              </table:table-cell>
              <table:table-cell office:value-type="float" office:value="103">
                <text:p>103</text:p>
              </table:table-cell>
              <table:table-cell office:value-type="float" office:value="0.01584754">
                <text:p>0.015847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58393647073971">
                <text:p>0.0158393647073971</text:p>
              </table:table-cell>
              <table:table-cell office:value-type="float" office:value="105">
                <text:p>105</text:p>
              </table:table-cell>
              <table:table-cell office:value-type="float" office:value="0.01581546">
                <text:p>0.015815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57810817596607">
                <text:p>0.0157810817596607</text:p>
              </table:table-cell>
              <table:table-cell office:value-type="float" office:value="107">
                <text:p>107</text:p>
              </table:table-cell>
              <table:table-cell office:value-type="float" office:value="0.01576728">
                <text:p>0.015767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57215689255711">
                <text:p>0.0157215689255711</text:p>
              </table:table-cell>
              <table:table-cell office:value-type="float" office:value="109">
                <text:p>109</text:p>
              </table:table-cell>
              <table:table-cell office:value-type="float" office:value="0.01570303">
                <text:p>0.01570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56309672975542">
                <text:p>0.0156309672975542</text:p>
              </table:table-cell>
              <table:table-cell office:value-type="float" office:value="111">
                <text:p>111</text:p>
              </table:table-cell>
              <table:table-cell office:value-type="float" office:value="0.01562279">
                <text:p>0.015622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55127615536105">
                <text:p>0.0155127615536105</text:p>
              </table:table-cell>
              <table:table-cell office:value-type="float" office:value="113">
                <text:p>113</text:p>
              </table:table-cell>
              <table:table-cell office:value-type="float" office:value="0.01552664">
                <text:p>0.01552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54039166113548">
                <text:p>0.0154039166113548</text:p>
              </table:table-cell>
              <table:table-cell office:value-type="float" office:value="115">
                <text:p>115</text:p>
              </table:table-cell>
              <table:table-cell office:value-type="float" office:value="0.01541467">
                <text:p>0.01541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52639828751717">
                <text:p>0.0152639828751717</text:p>
              </table:table-cell>
              <table:table-cell office:value-type="float" office:value="117">
                <text:p>117</text:p>
              </table:table-cell>
              <table:table-cell office:value-type="float" office:value="0.015287">
                <text:p>0.015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51189929395368">
                <text:p>0.0151189929395368</text:p>
              </table:table-cell>
              <table:table-cell office:value-type="float" office:value="119">
                <text:p>119</text:p>
              </table:table-cell>
              <table:table-cell office:value-type="float" office:value="0.01514375">
                <text:p>0.01514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49485170255833">
                <text:p>0.0149485170255833</text:p>
              </table:table-cell>
              <table:table-cell office:value-type="float" office:value="121">
                <text:p>121</text:p>
              </table:table-cell>
              <table:table-cell office:value-type="float" office:value="0.01498508">
                <text:p>0.01498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47744197795899">
                <text:p>0.0147744197795899</text:p>
              </table:table-cell>
              <table:table-cell office:value-type="float" office:value="123">
                <text:p>123</text:p>
              </table:table-cell>
              <table:table-cell office:value-type="float" office:value="0.01481115">
                <text:p>0.01481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45684138154337">
                <text:p>0.0145684138154337</text:p>
              </table:table-cell>
              <table:table-cell office:value-type="float" office:value="125">
                <text:p>125</text:p>
              </table:table-cell>
              <table:table-cell office:value-type="float" office:value="0.01462212">
                <text:p>0.01462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4347170925902">
                <text:p>0.014347170925902</text:p>
              </table:table-cell>
              <table:table-cell office:value-type="float" office:value="127">
                <text:p>127</text:p>
              </table:table-cell>
              <table:table-cell office:value-type="float" office:value="0.0144182">
                <text:p>0.0144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41064548357785">
                <text:p>0.0141064548357785</text:p>
              </table:table-cell>
              <table:table-cell office:value-type="float" office:value="129">
                <text:p>129</text:p>
              </table:table-cell>
              <table:table-cell office:value-type="float" office:value="0.01419959">
                <text:p>0.014199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38686768074987">
                <text:p>0.0138686768074987</text:p>
              </table:table-cell>
              <table:table-cell office:value-type="float" office:value="131">
                <text:p>131</text:p>
              </table:table-cell>
              <table:table-cell office:value-type="float" office:value="0.01396652">
                <text:p>0.01396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36211963424328">
                <text:p>0.0136211963424328</text:p>
              </table:table-cell>
              <table:table-cell office:value-type="float" office:value="133">
                <text:p>133</text:p>
              </table:table-cell>
              <table:table-cell office:value-type="float" office:value="0.01371921">
                <text:p>0.013719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33454968182635">
                <text:p>0.0133454968182635</text:p>
              </table:table-cell>
              <table:table-cell office:value-type="float" office:value="135">
                <text:p>135</text:p>
              </table:table-cell>
              <table:table-cell office:value-type="float" office:value="0.01345793">
                <text:p>0.013457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30605731464455">
                <text:p>0.0130605731464455</text:p>
              </table:table-cell>
              <table:table-cell office:value-type="float" office:value="137">
                <text:p>137</text:p>
              </table:table-cell>
              <table:table-cell office:value-type="float" office:value="0.01318293">
                <text:p>0.013182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27586360467419">
                <text:p>0.0127586360467419</text:p>
              </table:table-cell>
              <table:table-cell office:value-type="float" office:value="139">
                <text:p>139</text:p>
              </table:table-cell>
              <table:table-cell office:value-type="float" office:value="0.01289451">
                <text:p>0.012894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24556057147243">
                <text:p>0.0124556057147243</text:p>
              </table:table-cell>
              <table:table-cell office:value-type="float" office:value="141">
                <text:p>141</text:p>
              </table:table-cell>
              <table:table-cell office:value-type="float" office:value="0.01259294">
                <text:p>0.01259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21199833943478">
                <text:p>0.0121199833943478</text:p>
              </table:table-cell>
              <table:table-cell office:value-type="float" office:value="143">
                <text:p>143</text:p>
              </table:table-cell>
              <table:table-cell office:value-type="float" office:value="0.01227855">
                <text:p>0.01227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17825162444414">
                <text:p>0.0117825162444414</text:p>
              </table:table-cell>
              <table:table-cell office:value-type="float" office:value="145">
                <text:p>145</text:p>
              </table:table-cell>
              <table:table-cell office:value-type="float" office:value="0.01195164">
                <text:p>0.01195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14278990126103">
                <text:p>0.0114278990126103</text:p>
              </table:table-cell>
              <table:table-cell office:value-type="float" office:value="147">
                <text:p>147</text:p>
              </table:table-cell>
              <table:table-cell office:value-type="float" office:value="0.01161255">
                <text:p>0.01161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10581131824235">
                <text:p>0.0110581131824235</text:p>
              </table:table-cell>
              <table:table-cell office:value-type="float" office:value="149">
                <text:p>149</text:p>
              </table:table-cell>
              <table:table-cell office:value-type="float" office:value="0.01126163">
                <text:p>0.01126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6873707739619">
                <text:p>0.0106873707739619</text:p>
              </table:table-cell>
              <table:table-cell office:value-type="float" office:value="151">
                <text:p>151</text:p>
              </table:table-cell>
              <table:table-cell office:value-type="float" office:value="0.01087441">
                <text:p>0.01087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909374061229">
                <text:p>0.0102909374061229</text:p>
              </table:table-cell>
              <table:table-cell office:value-type="float" office:value="153">
                <text:p>153</text:p>
              </table:table-cell>
              <table:table-cell office:value-type="float" office:value="0.01043638">
                <text:p>0.010436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099216298650734">
                <text:p>0.0099216298650734</text:p>
              </table:table-cell>
              <table:table-cell office:value-type="float" office:value="155">
                <text:p>155</text:p>
              </table:table-cell>
              <table:table-cell office:value-type="float" office:value="0.01000055">
                <text:p>0.01000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0953045767774526">
                <text:p>0.00953045767774526</text:p>
              </table:table-cell>
              <table:table-cell office:value-type="float" office:value="157">
                <text:p>157</text:p>
              </table:table-cell>
              <table:table-cell office:value-type="float" office:value="0.009566821">
                <text:p>0.0095668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0914400005477094">
                <text:p>0.00914400005477094</text:p>
              </table:table-cell>
              <table:table-cell office:value-type="float" office:value="159">
                <text:p>159</text:p>
              </table:table-cell>
              <table:table-cell office:value-type="float" office:value="0.009135096">
                <text:p>0.0091350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0874333041171552">
                <text:p>0.00874333041171552</text:p>
              </table:table-cell>
              <table:table-cell office:value-type="float" office:value="161">
                <text:p>161</text:p>
              </table:table-cell>
              <table:table-cell office:value-type="float" office:value="0.008705288">
                <text:p>0.008705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0834600879262152">
                <text:p>0.00834600879262152</text:p>
              </table:table-cell>
              <table:table-cell office:value-type="float" office:value="163">
                <text:p>163</text:p>
              </table:table-cell>
              <table:table-cell office:value-type="float" office:value="0.008277306">
                <text:p>0.0082773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0794089789329077">
                <text:p>0.00794089789329077</text:p>
              </table:table-cell>
              <table:table-cell office:value-type="float" office:value="165">
                <text:p>165</text:p>
              </table:table-cell>
              <table:table-cell office:value-type="float" office:value="0.007851062">
                <text:p>0.007851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0752048174156499">
                <text:p>0.00752048174156499</text:p>
              </table:table-cell>
              <table:table-cell office:value-type="float" office:value="167">
                <text:p>167</text:p>
              </table:table-cell>
              <table:table-cell office:value-type="float" office:value="0.007426465">
                <text:p>0.0074264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0710737658093862">
                <text:p>0.00710737658093862</text:p>
              </table:table-cell>
              <table:table-cell office:value-type="float" office:value="169">
                <text:p>169</text:p>
              </table:table-cell>
              <table:table-cell office:value-type="float" office:value="0.007003426">
                <text:p>0.0070034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0668422051572606">
                <text:p>0.00668422051572606</text:p>
              </table:table-cell>
              <table:table-cell office:value-type="float" office:value="171">
                <text:p>171</text:p>
              </table:table-cell>
              <table:table-cell office:value-type="float" office:value="0.006581857">
                <text:p>0.0065818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0627153898262134">
                <text:p>0.00627153898262134</text:p>
              </table:table-cell>
              <table:table-cell office:value-type="float" office:value="173">
                <text:p>173</text:p>
              </table:table-cell>
              <table:table-cell office:value-type="float" office:value="0.006161669">
                <text:p>0.0061616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0586432361108627">
                <text:p>0.00586432361108627</text:p>
              </table:table-cell>
              <table:table-cell office:value-type="float" office:value="175">
                <text:p>175</text:p>
              </table:table-cell>
              <table:table-cell office:value-type="float" office:value="0.005742775">
                <text:p>0.0057427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0544535599217645">
                <text:p>0.00544535599217645</text:p>
              </table:table-cell>
              <table:table-cell office:value-type="float" office:value="177">
                <text:p>177</text:p>
              </table:table-cell>
              <table:table-cell office:value-type="float" office:value="0.005325085">
                <text:p>0.005325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0503373352787585">
                <text:p>0.00503373352787585</text:p>
              </table:table-cell>
              <table:table-cell office:value-type="float" office:value="179">
                <text:p>179</text:p>
              </table:table-cell>
              <table:table-cell office:value-type="float" office:value="0.004908512">
                <text:p>0.004908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046126272732519">
                <text:p>0.0046126272732519</text:p>
              </table:table-cell>
              <table:table-cell office:value-type="float" office:value="181">
                <text:p>181</text:p>
              </table:table-cell>
              <table:table-cell office:value-type="float" office:value="0.00449297">
                <text:p>0.00449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0419544982225614">
                <text:p>0.00419544982225614</text:p>
              </table:table-cell>
              <table:table-cell office:value-type="float" office:value="183">
                <text:p>183</text:p>
              </table:table-cell>
              <table:table-cell office:value-type="float" office:value="0.00407837">
                <text:p>0.004078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0376966999949014">
                <text:p>0.00376966999949014</text:p>
              </table:table-cell>
              <table:table-cell office:value-type="float" office:value="185">
                <text:p>185</text:p>
              </table:table-cell>
              <table:table-cell office:value-type="float" office:value="0.003664626">
                <text:p>0.0036646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0335193909963546">
                <text:p>0.00335193909963546</text:p>
              </table:table-cell>
              <table:table-cell office:value-type="float" office:value="187">
                <text:p>187</text:p>
              </table:table-cell>
              <table:table-cell office:value-type="float" office:value="0.003251651">
                <text:p>0.0032516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0293646982413021">
                <text:p>0.00293646982413021</text:p>
              </table:table-cell>
              <table:table-cell office:value-type="float" office:value="189">
                <text:p>189</text:p>
              </table:table-cell>
              <table:table-cell office:value-type="float" office:value="0.002839359">
                <text:p>0.002839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02517932665444">
                <text:p>0.002517932665444</text:p>
              </table:table-cell>
              <table:table-cell office:value-type="float" office:value="191">
                <text:p>191</text:p>
              </table:table-cell>
              <table:table-cell office:value-type="float" office:value="0.002427662">
                <text:p>0.0024276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0209748235020842">
                <text:p>0.00209748235020842</text:p>
              </table:table-cell>
              <table:table-cell office:value-type="float" office:value="193">
                <text:p>193</text:p>
              </table:table-cell>
              <table:table-cell office:value-type="float" office:value="0.002016475">
                <text:p>0.0020164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0166832717267316">
                <text:p>0.00166832717267316</text:p>
              </table:table-cell>
              <table:table-cell office:value-type="float" office:value="195">
                <text:p>195</text:p>
              </table:table-cell>
              <table:table-cell office:value-type="float" office:value="0.00160571">
                <text:p>0.001605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012380924282279">
                <text:p>0.0012380924282279</text:p>
              </table:table-cell>
              <table:table-cell office:value-type="float" office:value="197">
                <text:p>197</text:p>
              </table:table-cell>
              <table:table-cell office:value-type="float" office:value="0.001195283">
                <text:p>0.001195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00779447309024374">
                <text:p>0.000779447309024374</text:p>
              </table:table-cell>
              <table:table-cell office:value-type="float" office:value="199">
                <text:p>199</text:p>
              </table:table-cell>
              <table:table-cell office:value-type="float" office:value="0.0007851068">
                <text:p>0.0007851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